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Table2" style:family="table">
      <style:table-properties style:width="5.8118in" table:align="left" fo:background-color="#272822">
        <style:background-image/>
      </style:table-properties>
    </style:style>
    <style:style style:name="Table2.A" style:family="table-column">
      <style:table-column-properties style:column-width="0.3153in"/>
    </style:style>
    <style:style style:name="Table2.B" style:family="table-column">
      <style:table-column-properties style:column-width="5.4965in"/>
    </style:style>
    <style:style style:name="Table2.A1" style:family="table-cell">
      <style:table-cell-properties fo:background-color="#272822" fo:padding="0in" fo:border="none">
        <style:background-image/>
      </style:table-cell-properties>
    </style:style>
    <style:style style:name="Table1" style:family="table">
      <style:table-properties style:width="5.3778in" table:align="left" fo:background-color="#272822">
        <style:background-image/>
      </style:table-properties>
    </style:style>
    <style:style style:name="Table1.A" style:family="table-column">
      <style:table-column-properties style:column-width="0.3153in"/>
    </style:style>
    <style:style style:name="Table1.B" style:family="table-column">
      <style:table-column-properties style:column-width="5.0625in"/>
    </style:style>
    <style:style style:name="Table1.A1" style:family="table-cell" style:data-style-name="N0">
      <style:table-cell-properties fo:background-color="#272822" fo:padding="0in" fo:border="none">
        <style:background-image/>
      </style:table-cell-properties>
    </style:style>
    <style:style style:name="Table1.B1" style:family="table-cell">
      <style:table-cell-properties fo:background-color="transparent" fo:padding="0in" fo:border="none">
        <style:background-image/>
      </style:table-cell-properties>
    </style:style>
    <style:style style:name="Table1.B2" style:family="table-cell">
      <style:table-cell-properties fo:background-color="transparent" fo:padding="0in" fo:border="none">
        <style:background-image/>
      </style:table-cell-properties>
    </style:style>
    <style:style style:name="Table1.B3" style:family="table-cell">
      <style:table-cell-properties fo:background-color="transparent" fo:padding="0in" fo:border="none">
        <style:background-image/>
      </style:table-cell-properties>
    </style:style>
    <style:style style:name="Table1.B4" style:family="table-cell">
      <style:table-cell-properties fo:background-color="transparent" fo:padding="0in" fo:border="none">
        <style:background-image/>
      </style:table-cell-properties>
    </style:style>
    <style:style style:name="Table1.B5" style:family="table-cell">
      <style:table-cell-properties fo:background-color="transparent" fo:padding="0in" fo:border="none">
        <style:background-image/>
      </style:table-cell-properties>
    </style:style>
    <style:style style:name="Table1.B6" style:family="table-cell">
      <style:table-cell-properties fo:background-color="transparent" fo:padding="0in" fo:border="none">
        <style:background-image/>
      </style:table-cell-properties>
    </style:style>
    <style:style style:name="Table1.B7" style:family="table-cell">
      <style:table-cell-properties fo:background-color="transparent" fo:padding="0in" fo:border="none">
        <style:background-image/>
      </style:table-cell-properties>
    </style:style>
    <style:style style:name="Table1.B8" style:family="table-cell">
      <style:table-cell-properties fo:background-color="transparent" fo:padding="0in" fo:border="none">
        <style:background-image/>
      </style:table-cell-properties>
    </style:style>
    <style:style style:name="Table1.B9" style:family="table-cell">
      <style:table-cell-properties fo:background-color="transparent" fo:padding="0in" fo:border="none">
        <style:background-image/>
      </style:table-cell-properties>
    </style:style>
    <style:style style:name="Table1.B10" style:family="table-cell">
      <style:table-cell-properties fo:background-color="transparent" fo:padding="0in" fo:border="none">
        <style:background-image/>
      </style:table-cell-properties>
    </style:style>
    <style:style style:name="Table1.B11" style:family="table-cell">
      <style:table-cell-properties fo:background-color="transparent" fo:padding="0in" fo:border="none">
        <style:background-image/>
      </style:table-cell-properties>
    </style:style>
    <style:style style:name="Table1.B12" style:family="table-cell">
      <style:table-cell-properties fo:background-color="transparent" fo:padding="0in" fo:border="none">
        <style:background-image/>
      </style:table-cell-properties>
    </style:style>
    <style:style style:name="Table1.B13" style:family="table-cell">
      <style:table-cell-properties fo:background-color="transparent" fo:padding="0in" fo:border="none">
        <style:background-image/>
      </style:table-cell-properties>
    </style:style>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loext:graphic-properties draw:fill="none"/>
      <style:paragraph-properties fo:background-color="transparent"/>
      <style:text-properties fo:font-size="16pt" fo:font-weight="bold" officeooo:rsid="007381ce" officeooo:paragraph-rsid="00bcdaeb" style:font-size-asian="16pt" style:font-weight-asian="bold" style:font-size-complex="16pt" style:font-weight-complex="bold"/>
    </style:style>
    <style:style style:name="P5" style:family="paragraph" style:parent-style-name="Standard">
      <loext:graphic-properties draw:fill="none"/>
      <style:paragraph-properties fo:background-color="transparent"/>
      <style:text-properties fo:font-size="16pt" fo:font-weight="bold" officeooo:rsid="00ba1df7" officeooo:paragraph-rsid="00baf2f9" style:font-size-asian="16pt" style:font-weight-asian="bold" style:font-size-complex="16pt" style:font-weight-complex="bold"/>
    </style:style>
    <style:style style:name="P6" style:family="paragraph" style:parent-style-name="Standard">
      <style:text-properties fo:font-weight="bold" officeooo:rsid="0003aa5c" officeooo:paragraph-rsid="001552ba" style:font-weight-asian="bold" style:font-weight-complex="bold"/>
    </style:style>
    <style:style style:name="P7" style:family="paragraph" style:parent-style-name="Standard">
      <style:text-properties fo:font-weight="bold" officeooo:rsid="001b59c3" officeooo:paragraph-rsid="001f423b" style:font-weight-asian="bold" style:font-weight-complex="bold"/>
    </style:style>
    <style:style style:name="P8" style:family="paragraph" style:parent-style-name="Standard">
      <style:text-properties fo:font-weight="bold" officeooo:rsid="001552ba" officeooo:paragraph-rsid="001de8c8" style:font-weight-asian="bold" style:font-weight-complex="bold"/>
    </style:style>
    <style:style style:name="P9"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2"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3" style:family="paragraph" style:parent-style-name="Standard">
      <loext:graphic-properties draw:fill="none"/>
      <style:paragraph-properties fo:background-color="transparent"/>
      <style:text-properties fo:font-weight="bold" officeooo:rsid="00a41c53" officeooo:paragraph-rsid="00a41c53" style:font-weight-asian="bold" style:font-weight-complex="bold"/>
    </style:style>
    <style:style style:name="P14" style:family="paragraph" style:parent-style-name="Standard">
      <loext:graphic-properties draw:fill="none"/>
      <style:paragraph-properties fo:background-color="transparent"/>
      <style:text-properties fo:font-weight="bold" officeooo:rsid="00b24e6c" officeooo:paragraph-rsid="00b24e6c" style:font-weight-asian="bold" style:font-weight-complex="bold"/>
    </style:style>
    <style:style style:name="P15" style:family="paragraph" style:parent-style-name="Standard">
      <loext:graphic-properties draw:fill="none"/>
      <style:paragraph-properties fo:background-color="transparent"/>
      <style:text-properties fo:font-weight="bold" officeooo:rsid="00bbb797" officeooo:paragraph-rsid="00bcdaeb" style:font-weight-asian="bold" style:font-weight-complex="bold"/>
    </style:style>
    <style:style style:name="P16" style:family="paragraph" style:parent-style-name="Standard">
      <loext:graphic-properties draw:fill="none"/>
      <style:paragraph-properties fo:background-color="transparent"/>
      <style:text-properties fo:font-weight="bold" officeooo:rsid="00968948" officeooo:paragraph-rsid="00968948" style:font-name-asian="TakaoPGothic1" style:font-weight-asian="bold" style:font-weight-complex="bold"/>
    </style:style>
    <style:style style:name="P17" style:family="paragraph" style:parent-style-name="Standard">
      <style:text-properties fo:font-weight="normal" officeooo:rsid="001b59c3" officeooo:paragraph-rsid="001f423b" style:font-weight-asian="normal" style:font-weight-complex="normal"/>
    </style:style>
    <style:style style:name="P18" style:family="paragraph" style:parent-style-name="Standard">
      <style:text-properties fo:font-weight="normal" officeooo:rsid="0004dced" officeooo:paragraph-rsid="001f423b"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4cf235" officeooo:paragraph-rsid="00fd4a9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5abad1" officeooo:paragraph-rsid="00367b7f"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337da2" officeooo:paragraph-rsid="00bcdaeb"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337da2" officeooo:paragraph-rsid="010031f9"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7fc4ea" officeooo:paragraph-rsid="011091c9"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6" style:family="paragraph" style:parent-style-name="Standard">
      <loext:graphic-properties draw:fill="none"/>
      <style:paragraph-properties fo:background-color="transparent"/>
      <style:text-properties fo:font-weight="normal" officeooo:rsid="007381ce" officeooo:paragraph-rsid="00bcdaeb" style:font-weight-asian="normal" style:font-weight-complex="normal"/>
    </style:style>
    <style:style style:name="P57" style:family="paragraph" style:parent-style-name="Standard">
      <loext:graphic-properties draw:fill="none"/>
      <style:paragraph-properties fo:background-color="transparent"/>
      <style:text-properties fo:font-weight="normal" officeooo:rsid="00bd6691" officeooo:paragraph-rsid="00bd6691" style:font-weight-asian="normal" style:font-weight-complex="normal"/>
    </style:style>
    <style:style style:name="P58" style:family="paragraph" style:parent-style-name="Standard">
      <loext:graphic-properties draw:fill="none"/>
      <style:paragraph-properties fo:background-color="transparent"/>
      <style:text-properties fo:font-weight="normal" officeooo:rsid="00bd6691" officeooo:paragraph-rsid="00bf4474" style:font-weight-asian="normal" style:font-weight-complex="normal"/>
    </style:style>
    <style:style style:name="P59" style:family="paragraph" style:parent-style-name="Standard">
      <loext:graphic-properties draw:fill="none"/>
      <style:paragraph-properties fo:background-color="transparent"/>
      <style:text-properties fo:font-weight="normal" officeooo:rsid="00bd6691" officeooo:paragraph-rsid="00bcdaeb" style:font-weight-asian="normal" style:font-weight-complex="normal"/>
    </style:style>
    <style:style style:name="P60" style:family="paragraph" style:parent-style-name="Standard">
      <loext:graphic-properties draw:fill="none"/>
      <style:paragraph-properties fo:background-color="transparent"/>
      <style:text-properties fo:font-weight="normal" officeooo:rsid="00bebae9" officeooo:paragraph-rsid="00bebae9" style:font-weight-asian="normal" style:font-weight-complex="normal"/>
    </style:style>
    <style:style style:name="P61" style:family="paragraph" style:parent-style-name="Standard">
      <loext:graphic-properties draw:fill="none"/>
      <style:paragraph-properties fo:background-color="transparent"/>
      <style:text-properties fo:font-weight="normal" officeooo:rsid="00bebae9" officeooo:paragraph-rsid="00bf4474" style:font-weight-asian="normal" style:font-weight-complex="normal"/>
    </style:style>
    <style:style style:name="P62" style:family="paragraph" style:parent-style-name="Standard">
      <loext:graphic-properties draw:fill="none"/>
      <style:paragraph-properties fo:background-color="transparent"/>
      <style:text-properties fo:font-weight="normal" officeooo:rsid="00bf4474" officeooo:paragraph-rsid="00bf4474" style:font-weight-asian="normal" style:font-weight-complex="normal"/>
    </style:style>
    <style:style style:name="P63" style:family="paragraph" style:parent-style-name="Standard">
      <loext:graphic-properties draw:fill="none"/>
      <style:paragraph-properties fo:background-color="transparent"/>
      <style:text-properties fo:font-weight="normal" officeooo:rsid="00bf4474" officeooo:paragraph-rsid="00c4c210" style:font-weight-asian="normal" style:font-weight-complex="normal"/>
    </style:style>
    <style:style style:name="P64" style:family="paragraph" style:parent-style-name="Standard">
      <loext:graphic-properties draw:fill="none"/>
      <style:paragraph-properties fo:background-color="transparent"/>
      <style:text-properties fo:font-weight="normal" officeooo:rsid="00c5d8b1" officeooo:paragraph-rsid="00c5d8b1" style:font-weight-asian="normal" style:font-weight-complex="normal"/>
    </style:style>
    <style:style style:name="P65" style:family="paragraph" style:parent-style-name="Standard">
      <loext:graphic-properties draw:fill="none"/>
      <style:paragraph-properties fo:background-color="transparent"/>
      <style:text-properties fo:font-weight="normal" officeooo:rsid="00c4c210" officeooo:paragraph-rsid="00c4c210" style:font-weight-asian="normal" style:font-weight-complex="normal"/>
    </style:style>
    <style:style style:name="P66" style:family="paragraph" style:parent-style-name="Standard">
      <loext:graphic-properties draw:fill="none"/>
      <style:paragraph-properties fo:background-color="transparent"/>
      <style:text-properties fo:font-weight="normal" officeooo:rsid="00dd033b" officeooo:paragraph-rsid="00dd033b" style:font-weight-asian="normal" style:font-weight-complex="normal"/>
    </style:style>
    <style:style style:name="P67"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68" style:family="paragraph" style:parent-style-name="Standard">
      <loext:graphic-properties draw:fill="none"/>
      <style:paragraph-properties fo:background-color="transparent"/>
      <style:text-properties fo:font-weight="normal" officeooo:rsid="00e520b9" officeooo:paragraph-rsid="00e520b9" style:font-weight-asian="normal" style:font-weight-complex="normal"/>
    </style:style>
    <style:style style:name="P69" style:family="paragraph" style:parent-style-name="Standard">
      <loext:graphic-properties draw:fill="none"/>
      <style:paragraph-properties fo:background-color="transparent"/>
      <style:text-properties fo:font-weight="normal" officeooo:rsid="00f15ae5" officeooo:paragraph-rsid="00f15ae5" style:font-weight-asian="normal" style:font-weight-complex="normal"/>
    </style:style>
    <style:style style:name="P70" style:family="paragraph" style:parent-style-name="Standard">
      <loext:graphic-properties draw:fill="none"/>
      <style:paragraph-properties fo:background-color="transparent"/>
      <style:text-properties fo:font-weight="normal" officeooo:rsid="00fcb1de" officeooo:paragraph-rsid="00fcb1de" style:font-weight-asian="normal" style:font-weight-complex="normal"/>
    </style:style>
    <style:style style:name="P71" style:family="paragraph" style:parent-style-name="Standard">
      <loext:graphic-properties draw:fill="none"/>
      <style:paragraph-properties fo:background-color="transparent"/>
      <style:text-properties fo:font-weight="normal" officeooo:rsid="0083d8ed" officeooo:paragraph-rsid="00fd4a95" style:font-weight-asian="normal" style:font-weight-complex="normal"/>
    </style:style>
    <style:style style:name="P72" style:family="paragraph" style:parent-style-name="Standard">
      <loext:graphic-properties draw:fill="none"/>
      <style:paragraph-properties fo:background-color="transparent"/>
      <style:text-properties fo:font-weight="normal" officeooo:rsid="00854624" officeooo:paragraph-rsid="00fd4a95" style:font-weight-asian="normal" style:font-weight-complex="normal"/>
    </style:style>
    <style:style style:name="P73" style:family="paragraph" style:parent-style-name="Standard">
      <loext:graphic-properties draw:fill="none"/>
      <style:paragraph-properties fo:background-color="transparent"/>
      <style:text-properties fo:font-weight="normal" officeooo:rsid="00991088" officeooo:paragraph-rsid="00fd4a95" style:font-weight-asian="normal" style:font-weight-complex="normal"/>
    </style:style>
    <style:style style:name="P74" style:family="paragraph" style:parent-style-name="Standard">
      <loext:graphic-properties draw:fill="none"/>
      <style:paragraph-properties fo:background-color="transparent"/>
      <style:text-properties fo:font-weight="normal" officeooo:rsid="008a4e9d" officeooo:paragraph-rsid="011091c9" style:font-weight-asian="normal" style:font-weight-complex="normal"/>
    </style:style>
    <style:style style:name="P75" style:family="paragraph" style:parent-style-name="Standard">
      <loext:graphic-properties draw:fill="none"/>
      <style:paragraph-properties fo:background-color="transparent"/>
      <style:text-properties fo:font-weight="normal" officeooo:rsid="00920861" officeooo:paragraph-rsid="011091c9" style:font-weight-asian="normal" style:font-weight-complex="normal"/>
    </style:style>
    <style:style style:name="P76" style:family="paragraph" style:parent-style-name="Standard">
      <loext:graphic-properties draw:fill="none"/>
      <style:paragraph-properties fo:background-color="transparent"/>
      <style:text-properties fo:font-weight="normal" officeooo:rsid="00914d02" officeooo:paragraph-rsid="011091c9" style:font-weight-asian="normal" style:font-weight-complex="normal"/>
    </style:style>
    <style:style style:name="P77" style:family="paragraph" style:parent-style-name="Standard">
      <loext:graphic-properties draw:fill="none"/>
      <style:paragraph-properties fo:background-color="transparent"/>
      <style:text-properties fo:font-weight="normal" officeooo:rsid="0116bcf6" officeooo:paragraph-rsid="0116bcf6" style:font-weight-asian="normal" style:font-weight-complex="normal"/>
    </style:style>
    <style:style style:name="P78" style:family="paragraph" style:parent-style-name="Standard">
      <loext:graphic-properties draw:fill="none"/>
      <style:paragraph-properties fo:background-color="transparent"/>
      <style:text-properties fo:font-weight="normal" officeooo:rsid="00968948" officeooo:paragraph-rsid="00968948" style:font-name-asian="TakaoPGothic1" style:font-weight-asian="normal" style:font-weight-complex="normal"/>
    </style:style>
    <style:style style:name="P79" style:family="paragraph" style:parent-style-name="Standard">
      <loext:graphic-properties draw:fill="none"/>
      <style:paragraph-properties fo:background-color="transparent"/>
      <style:text-properties fo:font-weight="normal" officeooo:rsid="009806e2" officeooo:paragraph-rsid="009806e2" style:font-name-asian="TakaoPGothic1" style:font-weight-asian="normal" style:font-weight-complex="normal"/>
    </style:style>
    <style:style style:name="P80" style:family="paragraph" style:parent-style-name="Standard">
      <loext:graphic-properties draw:fill="none"/>
      <style:paragraph-properties fo:background-color="transparent"/>
      <style:text-properties fo:font-weight="normal" officeooo:rsid="007514e7" officeooo:paragraph-rsid="00bbb797" style:font-name-asian="TakaoPGothic1" style:font-weight-asian="normal" style:font-weight-complex="normal"/>
    </style:style>
    <style:style style:name="P81" style:family="paragraph" style:parent-style-name="Standard">
      <loext:graphic-properties draw:fill="none"/>
      <style:paragraph-properties fo:background-color="transparent"/>
      <style:text-properties fo:font-weight="normal" officeooo:rsid="0114eab0" officeooo:paragraph-rsid="0114eab0" fo:background-color="#ffff00" style:font-weight-asian="normal" style:font-weight-complex="normal"/>
    </style:style>
    <style:style style:name="P82" style:family="paragraph" style:parent-style-name="Standard">
      <style:text-properties officeooo:rsid="001552ba" officeooo:paragraph-rsid="001de8c8"/>
    </style:style>
    <style:style style:name="P83" style:family="paragraph" style:parent-style-name="Standard">
      <loext:graphic-properties draw:fill="none"/>
      <style:paragraph-properties fo:background-color="transparent"/>
      <style:text-properties officeooo:rsid="0025b3e3" officeooo:paragraph-rsid="0025b3e3"/>
    </style:style>
    <style:style style:name="P84" style:family="paragraph" style:parent-style-name="Standard">
      <style:text-properties officeooo:rsid="001a32bd" officeooo:paragraph-rsid="001de8c8"/>
    </style:style>
    <style:style style:name="P85" style:family="paragraph" style:parent-style-name="Standard">
      <loext:graphic-properties draw:fill="none"/>
      <style:paragraph-properties fo:background-color="transparent"/>
      <style:text-properties officeooo:rsid="003c693c" officeooo:paragraph-rsid="003c693c"/>
    </style:style>
    <style:style style:name="P86" style:family="paragraph" style:parent-style-name="Standard">
      <loext:graphic-properties draw:fill="none"/>
      <style:paragraph-properties fo:background-color="transparent"/>
      <style:text-properties officeooo:rsid="008b11e4" officeooo:paragraph-rsid="00bcdaeb"/>
    </style:style>
    <style:style style:name="P87" style:family="paragraph" style:parent-style-name="Standard">
      <loext:graphic-properties draw:fill="none"/>
      <style:paragraph-properties fo:background-color="transparent"/>
      <style:text-properties officeooo:rsid="008b11e4" officeooo:paragraph-rsid="011091c9"/>
    </style:style>
    <style:style style:name="P88" style:family="paragraph" style:parent-style-name="Standard">
      <loext:graphic-properties draw:fill="none"/>
      <style:paragraph-properties fo:background-color="transparent"/>
      <style:text-properties fo:font-size="10pt" fo:font-weight="normal" officeooo:rsid="00968948" officeooo:paragraph-rsid="00968948" style:font-name-asian="TakaoPGothic1" style:font-size-asian="10pt" style:font-weight-asian="normal" style:font-size-complex="10pt" style:font-weight-complex="normal"/>
    </style:style>
    <style:style style:name="P89" style:family="paragraph" style:parent-style-name="Standard">
      <loext:graphic-properties draw:fill="none"/>
      <style:paragraph-properties fo:background-color="transparent"/>
      <style:text-properties fo:font-size="10pt" fo:font-weight="normal" officeooo:rsid="00bebae9" officeooo:paragraph-rsid="00bebae9" style:font-size-asian="10pt" style:font-weight-asian="normal" style:font-size-complex="10pt" style:font-weight-complex="normal"/>
    </style:style>
    <style:style style:name="P90" style:family="paragraph" style:parent-style-name="Standard">
      <loext:graphic-properties draw:fill="none"/>
      <style:paragraph-properties fo:background-color="transparent"/>
      <style:text-properties fo:font-size="10pt" fo:font-weight="normal" officeooo:rsid="00bebae9" officeooo:paragraph-rsid="00c120e2" style:font-size-asian="10pt" style:font-weight-asian="normal" style:font-size-complex="10pt" style:font-weight-complex="normal"/>
    </style:style>
    <style:style style:name="P91" style:family="paragraph" style:parent-style-name="Standard">
      <loext:graphic-properties draw:fill="none"/>
      <style:paragraph-properties fo:background-color="transparent"/>
      <style:text-properties fo:font-size="10pt" fo:font-weight="normal" officeooo:rsid="00bebae9" officeooo:paragraph-rsid="00c30b44" style:font-size-asian="10pt" style:font-weight-asian="normal" style:font-size-complex="10pt" style:font-weight-complex="normal"/>
    </style:style>
    <style:style style:name="P92" style:family="paragraph" style:parent-style-name="Standard">
      <loext:graphic-properties draw:fill="none"/>
      <style:paragraph-properties fo:background-color="transparent"/>
      <style:text-properties fo:font-size="10pt" fo:font-weight="normal" officeooo:rsid="007b9c90" officeooo:paragraph-rsid="011091c9" style:font-size-asian="10pt" style:font-weight-asian="normal" style:font-size-complex="10pt" style:font-weight-complex="normal"/>
    </style:style>
    <style:style style:name="P93" style:family="paragraph" style:parent-style-name="Standard">
      <style:text-properties officeooo:rsid="009873f3" officeooo:paragraph-rsid="009873f3"/>
    </style:style>
    <style:style style:name="P94" style:family="paragraph" style:parent-style-name="Standard">
      <loext:graphic-properties draw:fill="none"/>
      <style:paragraph-properties fo:background-color="transparent"/>
      <style:text-properties officeooo:rsid="00a2c09b" officeooo:paragraph-rsid="00a2c09b"/>
    </style:style>
    <style:style style:name="P95" style:family="paragraph" style:parent-style-name="Standard">
      <loext:graphic-properties draw:fill="none"/>
      <style:paragraph-properties fo:background-color="transparent"/>
      <style:text-properties officeooo:rsid="00a2c09b" officeooo:paragraph-rsid="00aa5e34"/>
    </style:style>
    <style:style style:name="P96" style:family="paragraph" style:parent-style-name="Standard">
      <loext:graphic-properties draw:fill="none"/>
      <style:paragraph-properties fo:background-color="transparent"/>
      <style:text-properties officeooo:rsid="00a2c09b" officeooo:paragraph-rsid="00b279b1"/>
    </style:style>
    <style:style style:name="P97" style:family="paragraph" style:parent-style-name="Standard">
      <loext:graphic-properties draw:fill="none"/>
      <style:paragraph-properties fo:background-color="transparent"/>
    </style:style>
    <style:style style:name="P98" style:family="paragraph" style:parent-style-name="Standard">
      <loext:graphic-properties draw:fill="none"/>
      <style:paragraph-properties fo:background-color="transparent"/>
      <style:text-properties officeooo:rsid="00a41c53" officeooo:paragraph-rsid="00a41c53"/>
    </style:style>
    <style:style style:name="P99" style:family="paragraph" style:parent-style-name="Standard">
      <loext:graphic-properties draw:fill="none"/>
      <style:paragraph-properties fo:background-color="transparent"/>
      <style:text-properties officeooo:rsid="00a41c53" officeooo:paragraph-rsid="00aa5e34"/>
    </style:style>
    <style:style style:name="P100" style:family="paragraph" style:parent-style-name="Standard">
      <loext:graphic-properties draw:fill="none"/>
      <style:paragraph-properties fo:background-color="transparent"/>
      <style:text-properties officeooo:rsid="00a41c53" officeooo:paragraph-rsid="00acb0fb"/>
    </style:style>
    <style:style style:name="P101" style:family="paragraph" style:parent-style-name="Standard">
      <loext:graphic-properties draw:fill="none"/>
      <style:paragraph-properties fo:background-color="transparent"/>
      <style:text-properties officeooo:rsid="00a5d1ba" officeooo:paragraph-rsid="00a5d1ba"/>
    </style:style>
    <style:style style:name="P102" style:family="paragraph" style:parent-style-name="Standard">
      <loext:graphic-properties draw:fill="none"/>
      <style:paragraph-properties fo:background-color="transparent"/>
      <style:text-properties officeooo:rsid="00ac4947" officeooo:paragraph-rsid="00ac4947"/>
    </style:style>
    <style:style style:name="P103" style:family="paragraph" style:parent-style-name="Standard">
      <loext:graphic-properties draw:fill="none"/>
      <style:paragraph-properties fo:background-color="transparent"/>
      <style:text-properties officeooo:rsid="00ac4947" officeooo:paragraph-rsid="00b24e6c"/>
    </style:style>
    <style:style style:name="P104" style:family="paragraph" style:parent-style-name="Standard">
      <loext:graphic-properties draw:fill="none"/>
      <style:paragraph-properties fo:background-color="transparent"/>
      <style:text-properties officeooo:paragraph-rsid="00acb0fb"/>
    </style:style>
    <style:style style:name="P105" style:family="paragraph" style:parent-style-name="Standard">
      <loext:graphic-properties draw:fill="none"/>
      <style:paragraph-properties fo:background-color="transparent"/>
      <style:text-properties officeooo:rsid="00acb0fb" officeooo:paragraph-rsid="00acb0fb"/>
    </style:style>
    <style:style style:name="P106" style:family="paragraph" style:parent-style-name="Standard">
      <loext:graphic-properties draw:fill="none"/>
      <style:paragraph-properties fo:background-color="transparent"/>
      <style:text-properties officeooo:paragraph-rsid="00b24e6c"/>
    </style:style>
    <style:style style:name="P107" style:family="paragraph" style:parent-style-name="Standard">
      <loext:graphic-properties draw:fill="none"/>
      <style:paragraph-properties fo:background-color="transparent"/>
      <style:text-properties officeooo:rsid="008d3ffe" officeooo:paragraph-rsid="00baf2f9"/>
    </style:style>
    <style:style style:name="P108" style:family="paragraph" style:parent-style-name="Standard">
      <loext:graphic-properties draw:fill="none"/>
      <style:paragraph-properties fo:background-color="transparent"/>
      <style:text-properties fo:font-style="normal" fo:font-weight="bold" officeooo:rsid="008e1a6b" officeooo:paragraph-rsid="00baf2f9" style:font-style-asian="normal" style:font-weight-asian="bold" style:font-style-complex="normal" style:font-weight-complex="bold"/>
    </style:style>
    <style:style style:name="P109" style:family="paragraph" style:parent-style-name="Standard">
      <loext:graphic-properties draw:fill="none"/>
      <style:paragraph-properties fo:background-color="transparent"/>
      <style:text-properties fo:font-style="normal" fo:font-weight="normal" officeooo:rsid="008e1a6b" officeooo:paragraph-rsid="00baf2f9" style:font-style-asian="normal" style:font-weight-asian="normal" style:font-style-complex="normal" style:font-weight-complex="normal"/>
    </style:style>
    <style:style style:name="P110" style:family="paragraph" style:parent-style-name="Standard">
      <loext:graphic-properties draw:fill="none"/>
      <style:paragraph-properties fo:background-color="transparent"/>
      <style:text-properties officeooo:rsid="008e1a6b" officeooo:paragraph-rsid="00baf2f9"/>
    </style:style>
    <style:style style:name="P111" style:family="paragraph" style:parent-style-name="Standard">
      <loext:graphic-properties draw:fill="none"/>
      <style:paragraph-properties fo:background-color="transparent"/>
      <style:text-properties fo:font-style="italic" officeooo:rsid="008e1a6b" officeooo:paragraph-rsid="00baf2f9" style:font-style-asian="italic" style:font-style-complex="italic"/>
    </style:style>
    <style:style style:name="P112" style:family="paragraph" style:parent-style-name="Standard">
      <loext:graphic-properties draw:fill="none"/>
      <style:paragraph-properties fo:background-color="transparent"/>
      <style:text-properties fo:font-style="italic" fo:font-weight="normal" officeooo:rsid="008e1a6b" officeooo:paragraph-rsid="00baf2f9" style:font-style-asian="italic" style:font-weight-asian="normal" style:font-style-complex="italic" style:font-weight-complex="normal"/>
    </style:style>
    <style:style style:name="P113" style:family="paragraph" style:parent-style-name="Standard">
      <loext:graphic-properties draw:fill="none"/>
      <style:paragraph-properties fo:background-color="transparent"/>
      <style:text-properties officeooo:rsid="008d2f8c" officeooo:paragraph-rsid="00bcdaeb"/>
    </style:style>
    <style:style style:name="P114" style:family="paragraph" style:parent-style-name="Standard">
      <loext:graphic-properties draw:fill="none"/>
      <style:paragraph-properties fo:background-color="transparent"/>
      <style:text-properties officeooo:paragraph-rsid="00bf4474"/>
    </style:style>
    <style:style style:name="P115" style:family="paragraph" style:parent-style-name="Standard">
      <loext:graphic-properties draw:fill="none"/>
      <style:paragraph-properties fo:background-color="transparent"/>
      <style:text-properties fo:font-variant="normal" fo:text-transform="none" style:font-name="DejaVu Sans Mono" fo:font-size="10pt" fo:font-style="normal" fo:font-weight="normal" officeooo:rsid="00a41c53" officeooo:paragraph-rsid="00a41c53" style:font-name-asian="DejaVu Sans Mono" style:font-size-asian="10pt" style:font-style-asian="normal" style:font-weight-asian="normal" style:font-name-complex="DejaVu Sans Mono" style:font-size-complex="10pt" style:font-style-complex="normal" style:font-weight-complex="normal"/>
    </style:style>
    <style:style style:name="P116" style:family="paragraph" style:parent-style-name="Standard">
      <loext:graphic-properties draw:fill="none"/>
      <style:paragraph-properties fo:background-color="transparent"/>
      <style:text-properties fo:font-size="12pt" fo:font-weight="bold" officeooo:rsid="00bb6b14" officeooo:paragraph-rsid="00bb6b14" style:font-size-asian="12pt" style:font-weight-asian="bold" style:font-size-complex="12pt" style:font-weight-complex="bold"/>
    </style:style>
    <style:style style:name="P117" style:family="paragraph" style:parent-style-name="Standard">
      <loext:graphic-properties draw:fill="none"/>
      <style:paragraph-properties fo:background-color="transparent"/>
      <style:text-properties officeooo:rsid="00c4c210" officeooo:paragraph-rsid="00e28e17"/>
    </style:style>
    <style:style style:name="P118" style:family="paragraph" style:parent-style-name="Standard">
      <loext:graphic-properties draw:fill="none"/>
      <style:paragraph-properties fo:background-color="transparent"/>
      <style:text-properties officeooo:rsid="008a4e9d" officeooo:paragraph-rsid="011091c9"/>
    </style:style>
    <style:style style:name="P119" style:family="paragraph" style:parent-style-name="Standard">
      <style:paragraph-properties fo:margin-left="0.4925in" fo:margin-right="0in" fo:text-indent="0in" style:auto-text-indent="false"/>
      <style:text-properties officeooo:rsid="0003aa5c" officeooo:paragraph-rsid="001552ba"/>
    </style:style>
    <style:style style:name="P120" style:family="paragraph" style:parent-style-name="Standard">
      <style:paragraph-properties fo:margin-left="0.4925in" fo:margin-right="0in" fo:text-indent="0in" style:auto-text-indent="false"/>
      <style:text-properties officeooo:rsid="0003aa5c" officeooo:paragraph-rsid="001f423b"/>
    </style:style>
    <style:style style:name="P121" style:family="paragraph" style:parent-style-name="Standard">
      <style:paragraph-properties fo:margin-left="0.4925in" fo:margin-right="0in" fo:text-indent="0in" style:auto-text-indent="false"/>
      <style:text-properties officeooo:rsid="0003aa5c" officeooo:paragraph-rsid="00214945"/>
    </style:style>
    <style:style style:name="P122"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123"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124"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125"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126"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127"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128"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129"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130"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131"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132"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33" style:family="paragraph" style:parent-style-name="Standard">
      <loext:graphic-properties draw:fill="none"/>
      <style:paragraph-properties fo:margin-left="0.4925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34"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135"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136"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137"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138"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139"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14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141"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142"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143"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P144"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145" style:family="paragraph" style:parent-style-name="Standard">
      <style:paragraph-properties fo:margin-left="0.4925in" fo:margin-right="0in" fo:text-indent="0in" style:auto-text-indent="false"/>
      <style:text-properties officeooo:rsid="009873f3" officeooo:paragraph-rsid="009873f3"/>
    </style:style>
    <style:style style:name="P146" style:family="paragraph" style:parent-style-name="Standard">
      <loext:graphic-properties draw:fill="none"/>
      <style:paragraph-properties fo:margin-left="0.4925in" fo:margin-right="0in" fo:text-indent="0in" style:auto-text-indent="false" fo:background-color="transparent"/>
      <style:text-properties officeooo:rsid="00acb0fb" officeooo:paragraph-rsid="00acb0fb"/>
    </style:style>
    <style:style style:name="P147"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148"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149"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150" style:family="paragraph" style:parent-style-name="Standard">
      <loext:graphic-properties draw:fill="none"/>
      <style:paragraph-properties fo:break-before="page" fo:background-color="transparent"/>
      <style:text-properties fo:font-size="16pt" fo:font-weight="bold" officeooo:rsid="008785ab" officeooo:paragraph-rsid="011091c9" style:font-size-asian="16pt" style:font-weight-asian="bold" style:font-size-complex="16pt" style:font-weight-complex="bold"/>
    </style:style>
    <style:style style:name="P151"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52" style:family="paragraph" style:parent-style-name="Standard">
      <loext:graphic-properties draw:fill="none"/>
      <style:paragraph-properties fo:margin-left="0in" fo:margin-right="0in" fo:text-indent="0in" style:auto-text-indent="false" fo:background-color="transparent"/>
      <style:text-properties fo:font-weight="normal" officeooo:rsid="009873f3" officeooo:paragraph-rsid="009873f3" style:font-name-asian="TakaoPGothic1" style:font-weight-asian="normal" style:font-weight-complex="normal"/>
    </style:style>
    <style:style style:name="P153" style:family="paragraph" style:parent-style-name="Standard">
      <loext:graphic-properties draw:fill="none"/>
      <style:paragraph-properties fo:margin-left="0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54" style:family="paragraph" style:parent-style-name="Standard">
      <loext:graphic-properties draw:fill="none"/>
      <style:paragraph-properties fo:margin-left="0in" fo:margin-right="0in" fo:text-indent="0in" style:auto-text-indent="false" fo:background-color="transparent"/>
      <style:text-properties fo:font-weight="normal" officeooo:rsid="009c6ade" officeooo:paragraph-rsid="009873f3" fo:background-color="transparent" style:font-name-asian="TakaoPGothic1" style:font-weight-asian="normal" style:font-weight-complex="normal"/>
    </style:style>
    <style:style style:name="P155" style:family="paragraph" style:parent-style-name="Standard">
      <loext:graphic-properties draw:fill="none"/>
      <style:paragraph-properties fo:margin-left="0in" fo:margin-right="0in" fo:text-indent="0in" style:auto-text-indent="false" fo:background-color="transparent"/>
      <style:text-properties fo:font-size="8pt" fo:font-weight="normal" officeooo:rsid="00a0ff85" officeooo:paragraph-rsid="00a0ff85" fo:background-color="transparent" style:font-name-asian="TakaoPGothic1" style:font-size-asian="8pt" style:font-weight-asian="normal" style:font-size-complex="8pt" style:font-weight-complex="normal"/>
    </style:style>
    <style:style style:name="P156" style:family="paragraph" style:parent-style-name="Standard">
      <loext:graphic-properties draw:fill="none"/>
      <style:paragraph-properties fo:margin-left="0in" fo:margin-right="0in" fo:text-indent="0in" style:auto-text-indent="false" fo:break-before="page" fo:background-color="transparent"/>
      <style:text-properties fo:font-size="16pt" fo:font-weight="normal" officeooo:rsid="00a0ff85" officeooo:paragraph-rsid="00a0ff85" fo:background-color="transparent" style:font-name-asian="TakaoPGothic1" style:font-size-asian="16pt" style:font-weight-asian="normal" style:font-size-complex="16pt" style:font-weight-complex="normal"/>
    </style:style>
    <style:style style:name="P157"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style:font-size-asian="9pt" style:font-size-complex="9pt" loext:padding="0in" loext:border="none"/>
    </style:style>
    <style:style style:name="P158"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officeooo:rsid="00a2c09b" officeooo:paragraph-rsid="00a2c09b" style:font-size-asian="9pt" style:font-size-complex="9pt" loext:padding="0in" loext:border="none"/>
    </style:style>
    <style:style style:name="P159"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fo:font-style="normal" fo:font-weight="normal" officeooo:rsid="00a2c09b" officeooo:paragraph-rsid="00a2c09b" style:font-size-asian="9pt" style:font-size-complex="9pt" loext:padding="0in" loext:border="none"/>
    </style:style>
    <style:style style:name="P160" style:family="paragraph" style:parent-style-name="Table_20_Contents">
      <style:paragraph-properties fo:margin-left="0in" fo:margin-right="0in" fo:margin-top="0in" fo:margin-bottom="0in" loext:contextual-spacing="false" fo:text-indent="0in" style:auto-text-indent="false"/>
      <style:text-properties style:font-name="DejaVu Sans Mono1" fo:font-size="9pt" style:font-size-asian="9pt" style:font-size-complex="9pt"/>
    </style:style>
    <style:style style:name="P161" style:family="paragraph" style:parent-style-name="Standard" style:list-style-name="L1">
      <style:text-properties officeooo:rsid="0003aa5c" officeooo:paragraph-rsid="001552ba"/>
    </style:style>
    <style:style style:name="P162" style:family="paragraph" style:parent-style-name="Standard" style:list-style-name="L1">
      <style:text-properties officeooo:rsid="0003aa5c" officeooo:paragraph-rsid="001f423b"/>
    </style:style>
    <style:style style:name="P163" style:family="paragraph" style:parent-style-name="Standard">
      <loext:graphic-properties draw:fill="none"/>
      <style:paragraph-properties fo:background-color="transparent"/>
      <style:text-properties fo:font-weight="bold" officeooo:rsid="00bcdaeb" officeooo:paragraph-rsid="011091c9" style:font-weight-asian="bold" style:font-weight-complex="bold"/>
    </style:style>
    <style:style style:name="P164" style:family="paragraph" style:parent-style-name="Standard" style:list-style-name="L2">
      <loext:graphic-properties draw:fill="none"/>
      <style:paragraph-properties fo:background-color="transparent"/>
      <style:text-properties fo:font-weight="normal" officeooo:rsid="00bd6691" officeooo:paragraph-rsid="00bd6691" style:font-weight-asian="normal" style:font-weight-complex="normal"/>
    </style:style>
    <style:style style:name="P165" style:family="paragraph" style:parent-style-name="Standard" style:list-style-name="L2">
      <loext:graphic-properties draw:fill="none"/>
      <style:paragraph-properties fo:background-color="transparent"/>
      <style:text-properties fo:font-weight="normal" officeooo:rsid="00bebae9" officeooo:paragraph-rsid="00bebae9" style:font-weight-asian="normal" style:font-weight-complex="normal"/>
    </style:style>
    <style:style style:name="P166" style:family="paragraph" style:parent-style-name="Standard">
      <loext:graphic-properties draw:fill="none"/>
      <style:paragraph-properties fo:background-color="transparent"/>
      <style:text-properties fo:font-weight="normal" officeooo:rsid="00c4c210" officeooo:paragraph-rsid="00e28e17" style:font-weight-asian="normal" style:font-weight-complex="normal"/>
    </style:style>
    <style:style style:name="P167" style:family="paragraph" style:parent-style-name="Standard" style:list-style-name="L2">
      <loext:graphic-properties draw:fill="none"/>
      <style:paragraph-properties fo:background-color="transparent"/>
      <style:text-properties fo:font-weight="normal" officeooo:rsid="00e520b9" officeooo:paragraph-rsid="00e520b9" style:font-weight-asian="normal" style:font-weight-complex="normal"/>
    </style:style>
    <style:style style:name="P168" style:family="paragraph" style:parent-style-name="Standard" style:list-style-name="L3">
      <loext:graphic-properties draw:fill="none"/>
      <style:paragraph-properties fo:background-color="transparent"/>
      <style:text-properties fo:font-weight="normal" officeooo:rsid="009873f3" officeooo:paragraph-rsid="009873f3" style:font-name-asian="TakaoPGothic1" style:font-weight-asian="normal" style:font-weight-complex="normal"/>
    </style:style>
    <style:style style:name="P169" style:family="paragraph" style:parent-style-name="Standard" style:list-style-name="L4">
      <loext:graphic-properties draw:fill="none"/>
      <style:paragraph-properties fo:background-color="transparent"/>
      <style:text-properties fo:font-weight="normal" officeooo:rsid="00a0ff85" officeooo:paragraph-rsid="00a0ff85" fo:background-color="transparent" style:font-name-asian="TakaoPGothic1" style:font-weight-asian="normal" style:font-weight-complex="normal"/>
    </style:style>
    <style:style style:name="P170" style:family="paragraph" style:parent-style-name="Standard" style:list-style-name="L3"/>
    <style:style style:name="P171" style:family="paragraph" style:parent-style-name="Standard" style:list-style-name="L3">
      <style:text-properties officeooo:rsid="009873f3" officeooo:paragraph-rsid="009873f3"/>
    </style:style>
    <style:style style:name="P172" style:family="paragraph" style:parent-style-name="Standard" style:list-style-name="L4">
      <loext:graphic-properties draw:fill="none"/>
      <style:paragraph-properties fo:background-color="transparent"/>
      <style:text-properties officeooo:paragraph-rsid="00a0ff85"/>
    </style:style>
    <style:style style:name="P173"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bf4474" style:font-weight-asian="normal" style:font-weight-complex="normal"/>
    </style:style>
    <style:style style:name="P174"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e6b135" style:font-weight-asian="normal" style:font-weight-complex="normal"/>
    </style:style>
    <style:style style:name="P175"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e520b9" style:font-weight-asian="normal" style:font-weight-complex="normal"/>
    </style:style>
    <style:style style:name="P176"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ebae9" officeooo:paragraph-rsid="00bebae9" style:font-weight-asian="normal" style:font-weight-complex="normal"/>
    </style:style>
    <style:style style:name="P177"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10f4450" officeooo:paragraph-rsid="00e520b9" style:font-weight-asian="normal" style:font-weight-complex="normal"/>
    </style:style>
    <style:style style:name="P178"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520b9" officeooo:paragraph-rsid="010f4450" style:font-weight-asian="normal" style:font-weight-complex="normal"/>
    </style:style>
    <style:style style:name="P179"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8c3ef" officeooo:paragraph-rsid="00e97bb1" style:font-weight-asian="normal" style:font-weight-complex="normal"/>
    </style:style>
    <style:style style:name="P180"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6b135" officeooo:paragraph-rsid="00e6b135" style:font-weight-asian="normal" style:font-weight-complex="normal"/>
    </style:style>
    <style:style style:name="P181" style:family="paragraph" style:parent-style-name="Standard">
      <loext:graphic-properties draw:fill="none"/>
      <style:paragraph-properties fo:margin-top="0in" fo:margin-bottom="0.0799in" loext:contextual-spacing="false" fo:background-color="transparent"/>
      <style:text-properties fo:font-size="16pt" fo:font-weight="normal" officeooo:rsid="0100ed01" officeooo:paragraph-rsid="0100ed01" style:font-size-asian="16pt" style:font-weight-asian="normal" style:font-size-complex="16pt" style:font-weight-complex="normal"/>
    </style:style>
    <style:style style:name="P182" style:family="paragraph" style:parent-style-name="Standard" style:list-style-name="L2">
      <loext:graphic-properties draw:fill="none"/>
      <style:paragraph-properties fo:margin-top="0in" fo:margin-bottom="0.0799in" loext:contextual-spacing="false" fo:background-color="transparent"/>
      <style:text-properties fo:font-size="10pt" fo:font-weight="normal" officeooo:rsid="00e520b9" officeooo:paragraph-rsid="00e520b9" style:font-size-asian="10pt" style:font-weight-asian="normal" style:font-size-complex="10pt" style:font-weight-complex="normal"/>
    </style:style>
    <style:style style:name="P183"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b3815" officeooo:paragraph-rsid="00f8f7db" style:font-weight-asian="normal" style:font-weight-complex="normal"/>
    </style:style>
    <style:style style:name="P184"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8c3ef" officeooo:paragraph-rsid="00e8c3ef" style:font-weight-asian="normal" style:font-weight-complex="normal"/>
    </style:style>
    <style:style style:name="P185"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c1dcc" officeooo:paragraph-rsid="00f8614a" style:font-weight-asian="normal" style:font-weight-complex="normal"/>
    </style:style>
    <style:style style:name="P186"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d324d" officeooo:paragraph-rsid="00ed324d" style:font-weight-asian="normal" style:font-weight-complex="normal"/>
    </style:style>
    <style:style style:name="P187"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d324d" officeooo:paragraph-rsid="0105edc4" style:font-weight-asian="normal" style:font-weight-complex="normal"/>
    </style:style>
    <style:style style:name="P188"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10424c1" officeooo:paragraph-rsid="010424c1" style:font-weight-asian="normal" style:font-weight-complex="normal"/>
    </style:style>
    <style:style style:name="P189" style:family="paragraph">
      <loext:graphic-properties draw:fill="none" draw:fill-color="#ffffff"/>
    </style:style>
    <style:style style:name="T1" style:family="text">
      <style:text-properties fo:font-size="10pt" style:font-size-asian="10pt" style:font-size-complex="10pt"/>
    </style:style>
    <style:style style:name="T2" style:family="text">
      <style:text-properties fo:font-size="10pt" officeooo:rsid="000a1e88" style:font-size-asian="10pt" style:font-size-complex="10pt"/>
    </style:style>
    <style:style style:name="T3" style:family="text">
      <style:text-properties fo:font-size="10pt" officeooo:rsid="00cb5467" style:font-size-asian="10pt" style:font-size-complex="10pt"/>
    </style:style>
    <style:style style:name="T4" style:family="text">
      <style:text-properties fo:font-size="10pt" officeooo:rsid="00e520b9" style:font-size-asian="10pt" style:font-size-complex="10pt"/>
    </style:style>
    <style:style style:name="T5" style:family="text">
      <style:text-properties fo:font-size="10pt" officeooo:rsid="00e97bb1" style:font-size-asian="10pt" style:font-size-complex="10pt"/>
    </style:style>
    <style:style style:name="T6" style:family="text">
      <style:text-properties fo:font-size="10pt" officeooo:rsid="0105edc4" style:font-size-asian="10pt" style:font-size-complex="10pt"/>
    </style:style>
    <style:style style:name="T7" style:family="text">
      <style:text-properties fo:font-size="10pt" officeooo:rsid="011c8860"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edc5b7"/>
    </style:style>
    <style:style style:name="T10" style:family="text">
      <style:text-properties officeooo:rsid="001552ba"/>
    </style:style>
    <style:style style:name="T11"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12" style:family="text">
      <style:text-properties style:use-window-font-color="true" fo:background-color="transparent" loext:char-shading-value="0"/>
    </style:style>
    <style:style style:name="T13" style:family="text">
      <style:text-properties style:use-window-font-color="true" officeooo:rsid="0079153c" fo:background-color="transparent" loext:char-shading-value="0"/>
    </style:style>
    <style:style style:name="T14" style:family="text">
      <style:text-properties style:use-window-font-color="true" fo:font-size="8pt" officeooo:rsid="0079153c" fo:background-color="transparent" loext:char-shading-value="0" style:font-size-asian="8pt" style:font-size-complex="8pt"/>
    </style:style>
    <style:style style:name="T15" style:family="text">
      <style:text-properties officeooo:rsid="00534822"/>
    </style:style>
    <style:style style:name="T16" style:family="text">
      <style:text-properties fo:font-weight="normal" style:font-weight-asian="normal" style:font-weight-complex="normal"/>
    </style:style>
    <style:style style:name="T17" style:family="text">
      <style:text-properties fo:font-weight="normal" officeooo:rsid="001de8c8" style:font-weight-asian="normal" style:font-weight-complex="normal"/>
    </style:style>
    <style:style style:name="T18" style:family="text">
      <style:text-properties fo:font-weight="normal" officeooo:rsid="002312b1" style:font-weight-asian="normal" style:font-weight-complex="normal"/>
    </style:style>
    <style:style style:name="T19" style:family="text">
      <style:text-properties fo:font-weight="normal" officeooo:rsid="001a32bd" style:font-weight-asian="normal" style:font-weight-complex="normal"/>
    </style:style>
    <style:style style:name="T20" style:family="text">
      <style:text-properties fo:font-weight="normal" officeooo:rsid="001f794f" style:font-weight-asian="normal" style:font-weight-complex="normal"/>
    </style:style>
    <style:style style:name="T21" style:family="text">
      <style:text-properties fo:font-weight="normal" officeooo:rsid="003b672a" style:font-weight-asian="normal" style:font-weight-complex="normal"/>
    </style:style>
    <style:style style:name="T22" style:family="text">
      <style:text-properties fo:font-weight="normal" officeooo:rsid="00435b55" style:font-weight-asian="normal" style:font-weight-complex="normal"/>
    </style:style>
    <style:style style:name="T23" style:family="text">
      <style:text-properties fo:font-weight="normal" officeooo:rsid="00c542e8"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weight="normal" officeooo:rsid="0079153c" fo:background-color="transparent" loext:char-shading-value="0" style:font-weight-asian="normal" style:font-weight-complex="normal"/>
    </style:style>
    <style:style style:name="T26" style:family="text">
      <style:text-properties fo:font-weight="normal" officeooo:rsid="007c5d58" fo:background-color="transparent" loext:char-shading-value="0" style:font-weight-asian="normal" style:font-weight-complex="normal"/>
    </style:style>
    <style:style style:name="T27" style:family="text">
      <style:text-properties fo:font-weight="normal" fo:background-color="transparent" loext:char-shading-value="0" style:font-name-asian="TakaoPGothic1" style:font-weight-asian="normal" style:font-weight-complex="normal"/>
    </style:style>
    <style:style style:name="T28" style:family="text">
      <style:text-properties officeooo:rsid="001b59f4"/>
    </style:style>
    <style:style style:name="T29" style:family="text">
      <style:text-properties fo:font-weight="bold" style:font-weight-asian="bold" style:font-weight-complex="bold"/>
    </style:style>
    <style:style style:name="T30" style:family="text">
      <style:text-properties fo:font-weight="bold" officeooo:rsid="000548fc" style:font-weight-asian="bold" style:font-weight-complex="bold"/>
    </style:style>
    <style:style style:name="T31" style:family="text">
      <style:text-properties fo:font-weight="bold" officeooo:rsid="00214945" style:font-weight-asian="bold" style:font-weight-complex="bold"/>
    </style:style>
    <style:style style:name="T32" style:family="text">
      <style:text-properties fo:font-weight="bold" officeooo:rsid="00b279b1" style:font-weight-asian="bold" style:font-weight-complex="bold"/>
    </style:style>
    <style:style style:name="T33" style:family="text">
      <style:text-properties fo:font-weight="bold" officeooo:rsid="00d77878" style:font-weight-asian="bold" style:font-weight-complex="bold"/>
    </style:style>
    <style:style style:name="T34" style:family="text">
      <style:text-properties fo:font-weight="bold" officeooo:rsid="00d76124" style:font-weight-asian="bold" style:font-weight-complex="bold"/>
    </style:style>
    <style:style style:name="T35" style:family="text">
      <style:text-properties fo:font-weight="bold" officeooo:rsid="00eb3815" style:font-weight-asian="bold" style:font-weight-complex="bold"/>
    </style:style>
    <style:style style:name="T36" style:family="text">
      <style:text-properties fo:font-weight="bold" officeooo:rsid="00c74cab" fo:background-color="#ffff00" loext:char-shading-value="0" style:font-weight-asian="bold" style:font-weight-complex="bold"/>
    </style:style>
    <style:style style:name="T37" style:family="text">
      <style:text-properties fo:color="#0000ff"/>
    </style:style>
    <style:style style:name="T38" style:family="text">
      <style:text-properties fo:color="#0000ff" fo:font-weight="normal" officeooo:rsid="00534822" style:font-weight-asian="normal" style:font-weight-complex="normal"/>
    </style:style>
    <style:style style:name="T39" style:family="text">
      <style:text-properties fo:color="#0000ff" fo:font-weight="normal" officeooo:rsid="001f423b" style:font-weight-asian="normal" style:font-weight-complex="normal"/>
    </style:style>
    <style:style style:name="T40" style:family="text">
      <style:text-properties fo:color="#0000ff" officeooo:rsid="002ba5ab"/>
    </style:style>
    <style:style style:name="T41" style:family="text">
      <style:text-properties fo:color="#0000ff" fo:font-size="8pt" style:font-size-asian="8pt" style:font-size-complex="8pt"/>
    </style:style>
    <style:style style:name="T42" style:family="text">
      <style:text-properties fo:color="#0000ff" fo:font-size="8pt" officeooo:rsid="00aa5e34" style:font-size-asian="8pt" style:font-size-complex="8pt"/>
    </style:style>
    <style:style style:name="T43" style:family="text">
      <style:text-properties fo:color="#0000ff" fo:font-size="8pt" fo:background-color="transparent" loext:char-shading-value="0" style:font-size-asian="8pt" style:font-size-complex="8pt"/>
    </style:style>
    <style:style style:name="T44" style:family="text">
      <style:text-properties officeooo:rsid="001f423b"/>
    </style:style>
    <style:style style:name="T45" style:family="text">
      <style:text-properties officeooo:rsid="001f794f"/>
    </style:style>
    <style:style style:name="T46" style:family="text">
      <style:text-properties fo:background-color="#ffff00" loext:char-shading-value="0"/>
    </style:style>
    <style:style style:name="T47" style:family="text">
      <style:text-properties officeooo:rsid="0021e2bd" fo:background-color="#ffff00" loext:char-shading-value="0"/>
    </style:style>
    <style:style style:name="T48" style:family="text">
      <style:text-properties officeooo:rsid="008195c7" fo:background-color="#ffff00" loext:char-shading-value="0"/>
    </style:style>
    <style:style style:name="T49" style:family="text">
      <style:text-properties officeooo:rsid="002312b1"/>
    </style:style>
    <style:style style:name="T50" style:family="text">
      <style:text-properties fo:color="#000000" officeooo:rsid="002312b1"/>
    </style:style>
    <style:style style:name="T51" style:family="text">
      <style:text-properties fo:color="#000000" officeooo:rsid="002d81a6"/>
    </style:style>
    <style:style style:name="T52" style:family="text">
      <style:text-properties fo:color="#000000" fo:font-weight="normal" style:font-weight-asian="normal" style:font-weight-complex="normal"/>
    </style:style>
    <style:style style:name="T53" style:family="text">
      <style:text-properties fo:color="#000000" fo:font-weight="normal" officeooo:rsid="002d81a6" style:font-weight-asian="normal" style:font-weight-complex="normal"/>
    </style:style>
    <style:style style:name="T54" style:family="text">
      <style:text-properties fo:color="#000000" fo:font-weight="normal" officeooo:rsid="00435b55" style:font-weight-asian="normal" style:font-weight-complex="normal"/>
    </style:style>
    <style:style style:name="T55" style:family="text">
      <style:text-properties fo:color="#000000" officeooo:rsid="003c693c"/>
    </style:style>
    <style:style style:name="T56" style:family="text">
      <style:text-properties officeooo:rsid="002e4e54"/>
    </style:style>
    <style:style style:name="T57" style:family="text">
      <style:text-properties officeooo:rsid="00367b7f"/>
    </style:style>
    <style:style style:name="T58" style:family="text">
      <style:text-properties officeooo:rsid="003c693c"/>
    </style:style>
    <style:style style:name="T59" style:family="text">
      <style:text-properties officeooo:rsid="0044e9e4"/>
    </style:style>
    <style:style style:name="T60" style:family="text">
      <style:text-properties fo:color="#008000" officeooo:rsid="0044e9e4"/>
    </style:style>
    <style:style style:name="T61" style:family="text">
      <style:text-properties fo:color="#579d1c" officeooo:rsid="0044e9e4"/>
    </style:style>
    <style:style style:name="T62" style:family="text">
      <style:text-properties officeooo:rsid="004b4168"/>
    </style:style>
    <style:style style:name="T63" style:family="text">
      <style:text-properties officeooo:rsid="00655f1a"/>
    </style:style>
    <style:style style:name="T64" style:family="text">
      <style:text-properties officeooo:rsid="007207b8"/>
    </style:style>
    <style:style style:name="T65" style:family="text">
      <style:text-properties style:text-underline-style="none"/>
    </style:style>
    <style:style style:name="T66" style:family="text">
      <style:text-properties style:text-underline-style="none" officeooo:rsid="0048fac7"/>
    </style:style>
    <style:style style:name="T67" style:family="text">
      <style:text-properties fo:background-color="transparent" loext:char-shading-value="0"/>
    </style:style>
    <style:style style:name="T68" style:family="text">
      <style:text-properties officeooo:rsid="0079153c" fo:background-color="transparent" loext:char-shading-value="0"/>
    </style:style>
    <style:style style:name="T69" style:family="text">
      <style:text-properties officeooo:rsid="007c5d58" fo:background-color="transparent" loext:char-shading-value="0"/>
    </style:style>
    <style:style style:name="T70" style:family="text">
      <style:text-properties officeooo:rsid="0082be7a" fo:background-color="transparent" loext:char-shading-value="0"/>
    </style:style>
    <style:style style:name="T71" style:family="text">
      <style:text-properties fo:font-size="8pt" fo:font-weight="normal" officeooo:rsid="0079153c" fo:background-color="transparent" loext:char-shading-value="0" style:font-size-asian="8pt" style:font-weight-asian="normal" style:font-size-complex="8pt" style:font-weight-complex="normal"/>
    </style:style>
    <style:style style:name="T72" style:family="text">
      <style:text-properties fo:font-size="8pt" fo:font-weight="normal" officeooo:rsid="007c5d58" fo:background-color="transparent" loext:char-shading-value="0" style:font-size-asian="8pt" style:font-weight-asian="normal" style:font-size-complex="8pt" style:font-weight-complex="normal"/>
    </style:style>
    <style:style style:name="T73" style:family="text">
      <style:text-properties fo:font-size="8pt" fo:background-color="transparent" loext:char-shading-value="0" style:font-size-asian="8pt" style:font-size-complex="8pt"/>
    </style:style>
    <style:style style:name="T74" style:family="text">
      <style:text-properties fo:font-size="8pt" officeooo:rsid="0079153c" fo:background-color="transparent" loext:char-shading-value="0" style:font-size-asian="8pt" style:font-size-complex="8pt"/>
    </style:style>
    <style:style style:name="T75" style:family="text">
      <style:text-properties fo:font-size="8pt" officeooo:rsid="007c5d58" fo:background-color="transparent" loext:char-shading-value="0" style:font-size-asian="8pt" style:font-size-complex="8pt"/>
    </style:style>
    <style:style style:name="T76" style:family="text">
      <style:text-properties fo:font-size="8pt" style:font-size-asian="8pt" style:font-size-complex="8pt"/>
    </style:style>
    <style:style style:name="T77" style:family="text">
      <style:text-properties fo:font-size="8pt" officeooo:rsid="00a0ff85" style:font-size-asian="8pt" style:font-size-complex="8pt"/>
    </style:style>
    <style:style style:name="T78" style:family="text">
      <style:text-properties fo:font-size="8pt" fo:background-color="#ffff00" loext:char-shading-value="0" style:font-size-asian="8pt" style:font-size-complex="8pt"/>
    </style:style>
    <style:style style:name="T79" style:family="text">
      <style:text-properties officeooo:rsid="007a4aa7"/>
    </style:style>
    <style:style style:name="T80" style:family="text">
      <style:text-properties officeooo:rsid="007afe13"/>
    </style:style>
    <style:style style:name="T81" style:family="text">
      <style:text-properties officeooo:rsid="0082be7a"/>
    </style:style>
    <style:style style:name="T82" style:family="text">
      <style:text-properties officeooo:rsid="00854624"/>
    </style:style>
    <style:style style:name="T83" style:family="text">
      <style:text-properties fo:color="#f92672" fo:background-color="#272822" loext:char-shading-value="0" loext:padding="0in" loext:border="none"/>
    </style:style>
    <style:style style:name="T84" style:family="text">
      <style:text-properties fo:color="#f8f8f2" fo:background-color="#272822" loext:char-shading-value="0" loext:padding="0in" loext:border="none"/>
    </style:style>
    <style:style style:name="T85" style:family="text">
      <style:text-properties fo:color="#f8f8f2" officeooo:rsid="00acb0fb" fo:background-color="#272822" loext:char-shading-value="0" loext:padding="0in" loext:border="none"/>
    </style:style>
    <style:style style:name="T86" style:family="text">
      <style:text-properties fo:color="#e6db74" fo:background-color="#272822" loext:char-shading-value="0" loext:padding="0in" loext:border="none"/>
    </style:style>
    <style:style style:name="T87" style:family="text">
      <style:text-properties fo:color="#75715e" fo:background-color="#272822" loext:char-shading-value="0" loext:padding="0in" loext:border="none"/>
    </style:style>
    <style:style style:name="T88" style:family="text">
      <style:text-properties fo:color="#21a079" fo:background-color="#272822" loext:char-shading-value="0" loext:padding="0in" loext:border="none"/>
    </style:style>
    <style:style style:name="T89" style:family="text">
      <style:text-properties officeooo:rsid="00acb0fb"/>
    </style:style>
    <style:style style:name="T90" style:family="text">
      <style:text-properties officeooo:rsid="00b0c0f7"/>
    </style:style>
    <style:style style:name="T91" style:family="text">
      <style:text-properties fo:font-size="7pt" style:font-size-asian="7pt" style:font-size-complex="7pt"/>
    </style:style>
    <style:style style:name="T92" style:family="text">
      <style:text-properties fo:font-size="7pt" fo:background-color="#ffff00" loext:char-shading-value="0" style:font-size-asian="7pt" style:font-size-complex="7pt"/>
    </style:style>
    <style:style style:name="T93" style:family="text">
      <style:text-properties officeooo:rsid="00b279b1"/>
    </style:style>
    <style:style style:name="T94" style:family="text">
      <style:text-properties officeooo:rsid="00b9a021"/>
    </style:style>
    <style:style style:name="T95" style:family="text">
      <style:text-properties officeooo:rsid="00bbb797"/>
    </style:style>
    <style:style style:name="T96" style:family="text">
      <style:text-properties officeooo:rsid="00bebae9"/>
    </style:style>
    <style:style style:name="T97" style:family="text">
      <style:text-properties officeooo:rsid="00bf4474"/>
    </style:style>
    <style:style style:name="T98" style:family="text">
      <style:text-properties officeooo:rsid="00d1e749"/>
    </style:style>
    <style:style style:name="T99" style:family="text">
      <style:text-properties officeooo:rsid="00e45495"/>
    </style:style>
    <style:style style:name="T100" style:family="text">
      <style:text-properties officeooo:rsid="00e520b9"/>
    </style:style>
    <style:style style:name="T101" style:family="text">
      <style:text-properties officeooo:rsid="00e5774a"/>
    </style:style>
    <style:style style:name="T102" style:family="text">
      <style:text-properties officeooo:rsid="00e6b135"/>
    </style:style>
    <style:style style:name="T103" style:family="text">
      <style:text-properties officeooo:rsid="00e8c3ef"/>
    </style:style>
    <style:style style:name="T104" style:family="text">
      <style:text-properties officeooo:rsid="00eb3815"/>
    </style:style>
    <style:style style:name="T105" style:family="text">
      <style:text-properties officeooo:rsid="00ec1dcc"/>
    </style:style>
    <style:style style:name="T106" style:family="text">
      <style:text-properties officeooo:rsid="00ecb939"/>
    </style:style>
    <style:style style:name="T107" style:family="text">
      <style:text-properties officeooo:rsid="00edc5b7"/>
    </style:style>
    <style:style style:name="T108" style:family="text">
      <style:text-properties officeooo:rsid="00f24146"/>
    </style:style>
    <style:style style:name="T109" style:family="text">
      <style:text-properties officeooo:rsid="00fb5d3a"/>
    </style:style>
    <style:style style:name="T110" style:family="text">
      <style:text-properties officeooo:rsid="01017b79"/>
    </style:style>
    <style:style style:name="T111" style:family="text">
      <style:text-properties officeooo:rsid="0105c952"/>
    </style:style>
    <style:style style:name="T112" style:family="text">
      <style:text-properties officeooo:rsid="0105edc4"/>
    </style:style>
    <style:style style:name="T113" style:family="text">
      <style:text-properties officeooo:rsid="010fd2d9"/>
    </style:style>
    <style:style style:name="T114" style:family="text">
      <style:text-properties officeooo:rsid="011ffd13"/>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02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47">NOW USING master BRANCH</text:span></text:p>
      <text:p text:style-name="P1"><text:span text:style-name="T2">(comprehensive notes on how this process was developed, can be found in the other .odt file in this directory)</text:span><text:line-break/></text:p>
      <text:p text:style-name="P7">Setting up openFrameworks git submodules <text:span text:style-name="T28">(extra code)</text:span></text:p>
      <text:p text:style-name="P17"/>
      <text:p text:style-name="P17">navigate to inside the openFrameworks directory, and make sure the git submodules are set up</text:p>
      <text:p text:style-name="P17">this will get the files you need for the project generator.</text:p>
      <text:p text:style-name="P18"><text:span text:style-name="CODE"/></text:p>
      <text:p text:style-name="P147"><text:span text:style-name="CODE"><text:span text:style-name="T15">cd etc/openFrameworks</text:span></text:span></text:p>
      <text:p text:style-name="P147"><text:span text:style-name="CODE"/></text:p>
      <text:p text:style-name="P147"><text:span text:style-name="CODE"><text:span text:style-name="T15">git submodule init</text:span></text:span></text:p>
      <text:p text:style-name="P147"><text:span text:style-name="CODE"><text:span text:style-name="T15">git submodule update</text:span></text:span></text:p>
      <text:p text:style-name="P1"/>
      <text:p text:style-name="P6"><text:span text:style-name="T10">D</text:span>ependency installation scripts</text:p>
      <text:p text:style-name="P121"><text:span text:style-name="T8">Requires Ubuntu 16.04 or newer.</text:span><text:line-break/></text:p>
      <text:p text:style-name="P121"><text:span text:style-name="T31">First, run t</text:span><text:span text:style-name="T29">wo scripts to run to get basic </text:span><text:span text:style-name="T31">runtime</text:span><text:span text:style-name="T29"> </text:span><text:span text:style-name="T30">dependencies.</text:span><text:line-break/></text:p>
      <text:p text:style-name="P119"><text:span text:style-name="T44">ext/openFrameworks</text:span>/scripts/linux/ubuntu/</text:p>
      <text:list xml:id="list3589067913555157126" text:style-name="L1">
        <text:list-item>
          <text:p text:style-name="P161">install_codecs.sh</text:p>
        </text:list-item>
        <text:list-item>
          <text:p text:style-name="P161">install_dependencies.sh</text:p>
        </text:list-item>
      </text:list>
      <text:p text:style-name="P119"/>
      <text:p text:style-name="P124">Then get additional build libs, and build all the stuff</text:p>
      <text:p text:style-name="P119"/>
      <text:p text:style-name="P120"><text:span text:style-name="T44">ext/openFrameworks</text:span>/scripts/linux/</text:p>
      <text:list xml:id="list182556986170421" text:continue-numbering="true" text:style-name="L1">
        <text:list-item>
          <text:p text:style-name="P162"><text:span text:style-name="T44">download_libs</text:span>.sh</text:p>
        </text:list-item>
        <text:list-item>
          <text:p text:style-name="P162"><text:span text:style-name="T45">compileOF</text:span>.sh</text:p>
        </text:list-item>
      </text:list>
      <text:p text:style-name="P3"><text:span text:style-name="CODE"><text:span text:style-name="T11"/></text:span></text:p>
      <text:p text:style-name="P8">Setting up a openFrameworks app</text:p>
      <text:p text:style-name="P8"/>
      <text:p text:style-name="P84">build project generator</text:p>
      <text:p text:style-name="P82"><text:span text:style-name="CODE"/></text:p>
      <text:p text:style-name="P122"><text:span text:style-name="CODE"><text:span text:style-name="T39">ext/openFrameworks</text:span></text:span><text:span text:style-name="CODE">/scripts/linux/</text:span><text:span text:style-name="CODE"><text:span text:style-name="T17">$ </text:span></text:span><text:span text:style-name="CODE"><text:span text:style-name="T20">compilePG.sh</text:span></text:span></text:p>
      <text:p text:style-name="P123"/>
      <text:p text:style-name="P85"/>
      <text:p text:style-name="P83">create a new project using the generator</text:p>
      <text:p text:style-name="Standard"><text:span text:style-name="CODE"><text:span text:style-name="T19"/></text:span></text:p>
      <text:p text:style-name="P125"><text:span text:style-name="CODE"><text:span text:style-name="T38">ext/openFrameworks/apps/projectGenerator/commandLine/bin</text:span></text:span><text:span text:style-name="CODE"><text:span text:style-name="T18">$ ./projectGenerator -o"../../../../../openFrameworks" ../../../../../of_apps/test</text:span></text:span></text:p>
      <text:p text:style-name="P19"/>
      <text:p text:style-name="P19"/>
      <text:p text:style-name="P20">or just use the rakefile task<text:span text:style-name="T56">s</text:span> established for this purpose</text:p>
      <text:p text:style-name="P22"><text:tab/><text:span text:style-name="CODE"><text:span text:style-name="T40">build</text:span></text:span><text:span text:style-name="CODE"><text:span text:style-name="T50">$ rake oF:</text:span></text:span><text:span text:style-name="CODE"><text:span text:style-name="T55">compilePG</text:span></text:span></text:p>
      <text:p text:style-name="P21"><text:span text:style-name="CODE"><text:span text:style-name="T40"><text:tab/>build</text:span></text:span><text:span text:style-name="CODE"><text:span text:style-name="T50">$ rake oF:</text:span></text:span><text:span text:style-name="CODE"><text:span text:style-name="T51">project_generator[testApp]</text:span></text:span></text:p>
      <text:p text:style-name="P21"><text:span text:style-name="CODE"><text:span text:style-name="T40"><text:tab/>build</text:span></text:span><text:span text:style-name="CODE"><text:span text:style-name="T49">$ rake oF_project:build</text:span></text:span></text:p>
      <text:p text:style-name="P20"><text:span text:style-name="CODE"><text:span text:style-name="T40"><text:tab/>build</text:span></text:span><text:span text:style-name="CODE"><text:span text:style-name="T49">$ rake oF_project:run</text:span></text:span></text:p>
      <text:p text:style-name="P20"/>
      <text:p text:style-name="P32"/>
      <text:p text:style-name="P32"/>
      <text:p text:style-name="P9"><text:soft-page-break/>Rebuild dependencies</text:p>
      <text:p text:style-name="P10">(add the -fPIC flag, so OpenFrameworks loads in a dynamic library)</text:p>
      <text:p text:style-name="P24"/>
      <text:p text:style-name="P24">build kiss using apothecary script (already included in rubyOF repo)</text:p>
      <text:p text:style-name="P24"/>
      <text:p text:style-name="P127">Created a makefile based on the OpenFrameworks apothecary script for linux.</text:p>
      <text:p text:style-name="P127">This makefile has been manually patched to add the <text:span text:style-name="CODE"><text:span text:style-name="T51">-fPIC</text:span></text:span> flag, so all you have to do is <text:span text:style-name="T58">run make.</text:span></text:p>
      <text:p text:style-name="P128"><text:tab/>(see README.txt in the <text:span text:style-name="CODE">kiss/custom_build/</text:span> directory for details)</text:p>
      <text:p text:style-name="P127"/>
      <text:p text:style-name="P137"><text:span text:style-name="T22">This is controlled by the rake task </text:span><text:span text:style-name="CODE"><text:span text:style-name="T53">oF_deps:</text:span></text:span><text:span text:style-name="CODE"><text:span text:style-name="T54">kiss</text:span></text:span><text:span text:style-name="CODE"><text:span text:style-name="T53">:</text:span></text:span><text:span text:style-name="CODE">build</text:span><text:span text:style-name="T54">, but normally you would want to run </text:span><text:span text:style-name="CODE"><text:span text:style-name="T53">oF_deps:</text:span></text:span><text:span text:style-name="CODE"><text:span text:style-name="T54">kiss</text:span></text:span><text:span text:style-name="CODE"><text:span text:style-name="T53">:</text:span></text:span><text:span text:style-name="CODE"><text:span text:style-name="T54">package</text:span></text:span><text:span text:style-name="CODE"><text:span text:style-name="T52"> </text:span></text:span><text:span text:style-name="T54">instead. (The :</text:span><text:span text:style-name="CODE"><text:span text:style-name="T54">package</text:span></text:span><text:span text:style-name="T54"> task will be explained in more detail later.)</text:span></text:p>
      <text:p text:style-name="P24"/>
      <text:p text:style-name="P24">build tess2 with custom patched build process (patch is part of the Rakefile)</text:p>
      <text:p text:style-name="P24"/>
      <text:p text:style-name="P126"><text:span text:style-name="CODE"><text:span text:style-name="T51">oF_deps:tess2:package</text:span></text:span> → <text:span text:style-name="CODE"><text:span text:style-name="T51">:build</text:span></text:span> → code to patch the makefile</text:p>
      <text:p text:style-name="P126"/>
      <text:p text:style-name="P126">inside the build task, there is a section of code which performs the patching,</text:p>
      <text:p text:style-name="P126">finding every line in the makefile where <text:span text:style-name="CODE"><text:span text:style-name="T51">CFLAGS</text:span></text:span> is altered, and adding the -fPIC flag.</text:p>
      <text:p text:style-name="P126"/>
      <text:p text:style-name="P126"/>
      <text:p text:style-name="P134">Why Automate Patching?</text:p>
      <text:p text:style-name="P126">The tess2 makefile is automatically generated by premake4.</text:p>
      <text:p text:style-name="P126">In this way, the entire pathway of</text:p>
      <text:p text:style-name="P126"/>
      <text:p text:style-name="P126"><text:tab/>premake4 → GNU makefile → patched makefile</text:p>
      <text:p text:style-name="P126"/>
      <text:p text:style-name="P126">can be automated, and only the premake4 configuration needs to be committed to the repository.</text:p>
      <text:p text:style-name="P27"/>
      <text:p text:style-name="P28">For both kiss and tess2 (all new oF dependencies)</text:p>
      <text:p text:style-name="P28"/>
      <text:p text:style-name="P135"><text:span text:style-name="T21">The </text:span><text:span text:style-name="CODE"><text:span text:style-name="T53">oF_deps:kiss:package</text:span></text:span><text:span text:style-name="T21"> an</text:span>d<text:span text:style-name="CODE"> </text:span><text:span text:style-name="CODE"><text:span text:style-name="T53">oF_deps:tess2:package</text:span></text:span><text:span text:style-name="T21"> tasks reorganize dependency files into the directory structure expected by OpenFrameworks. Then, the </text:span><text:span text:style-name="CODE"><text:span text:style-name="T53">oF_deps:inject</text:span></text:span><text:span text:style-name="T21"> task moves those dependency directories into the </text:span><text:span text:style-name="CODE"><text:span text:style-name="T53">ext/openFrameworks/libs/</text:span></text:span><text:span text:style-name="T21"> directory, where OpenFrameworks can actually access them.</text:span></text:p>
      <text:p text:style-name="P127"/>
      <text:p text:style-name="P136"><text:span text:style-name="T21">T</text:span><text:span text:style-name="T16">here is also a </text:span><text:span text:style-name="CODE"><text:span text:style-name="T53">oF_deps:revert</text:span></text:span><text:span text:style-name="T16"> rake task, if you need to roll back to the default libraries.</text:span></text:p>
      <text:p text:style-name="P24"/>
      <text:p text:style-name="P29">NOTE:</text:p>
      <text:p text:style-name="P29">In addition to having the <text:span text:style-name="CODE"><text:span text:style-name="T51">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9"/>
      <text:p text:style-name="P29"><text:tab/><text:span text:style-name="T8">Example</text:span></text:p>
      <text:p text:style-name="P29"><text:tab/><text:span text:style-name="CODE"><text:span text:style-name="T51">-rpath=./libs:./bin/libs</text:span></text:span></text:p>
      <text:p text:style-name="P29"/>
      <text:p text:style-name="P29">As such, the oF core build was patched to move dynamic libraries into <text:span text:style-name="CODE">./bin/libs</text:span>.</text:p>
      <text:p text:style-name="P148"><text:span text:style-name="T60">Patche</text:span><text:span text:style-name="T61">d file:</text:span><text:span text:style-name="T59"> </text:span><text:span text:style-name="CODE">libs/openFrameworksCompiled/project/makefileCommon/compile.project.mk</text:span></text:p>
      <text:p text:style-name="P26"/>
      <text:p text:style-name="P26"><text:soft-page-break/>Now have it set up such that the main OpenFrameworks build system is using dependencies <text:span text:style-name="T57">built</text:span> with the <text:span text:style-name="CODE">-fPIC</text:span> flag. <text:span text:style-name="T57">Hope this makes setting up the Ruby-side stuff less painful?</text:span></text:p>
      <text:p text:style-name="P26"/>
      <text:p text:style-name="P26"/>
      <text:p text:style-name="P12">Autocomplete <text:span text:style-name="T65">Setup </text:span><text:span text:style-name="T66">(similar to VisualStudio intellisense)</text:span></text:p>
      <text:p text:style-name="P46"/>
      <text:p text:style-name="P46">Sublime Text 3 Plugin: EasyClangComplete</text:p>
      <text:p text:style-name="P33"/>
      <text:p text:style-name="P49">See “cpp sublime text 3.odt” for details. <text:span text:style-name="T63">Really only need to read the “Synthesis” section, everything else is just to show the work I did to reach those conclusions.</text:span></text:p>
      <text:p text:style-name="P49"/>
      <text:p text:style-name="P130">Basically, you need to install clang and bear</text:p>
      <text:p text:style-name="P130"><text:tab/><text:span text:style-name="CODE">sudo apt install clang bear</text:span></text:p>
      <text:p text:style-name="P130"/>
      <text:p text:style-name="P130">and install the EasyClangComplete Sublime3 package (use package control)</text:p>
      <text:p text:style-name="P130"/>
      <text:p text:style-name="P130">and then generate the Clang symbol DB</text:p>
      <text:p text:style-name="P130">(rakefile build system automatically builds this up for you)</text:p>
      <text:p text:style-name="P49"/>
      <text:p text:style-name="P50">May have to play with the EasyClangComplete auto-complete trigger settings in Sublime before things work out.</text:p>
      <text:p text:style-name="P50"/>
      <text:p text:style-name="P50"/>
      <text:p text:style-name="P48">May have to use ctrl+space to manually trigger auto complete.</text:p>
      <text:p text:style-name="P48">Or may need to <text:span text:style-name="T64">put the ‘.’ (dot operator) down, and then space and backspace before the correct menu shows up.</text:span></text:p>
      <text:p text:style-name="P48">(triggering sublime’s default auto complete on accident)</text:p>
      <text:p text:style-name="P48"/>
      <text:p text:style-name="P55">Currently, the clang DB is regenerated automatically when the c-extension is built.</text:p>
      <text:p text:style-name="P55">(determining whether or not the DB actually needs to be regenerated is controlled by the function <text:span text:style-name="CODE">regenerate_clang_db?</text:span>)</text:p>
      <text:p text:style-name="P55"/>
      <text:p text:style-name="P55"><text:span text:style-name="T46">NOTE</text:span>: This approach has side effects: Auto-complete is only useful for files in the ruby c-extension. When editing oF app or oF core, the DB is not correct, and the information provided by Clang is often wrong.</text:p>
      <text:p text:style-name="P55"/>
      <text:p text:style-name="P55"><text:span text:style-name="T46">TODO</text:span>: need autocomplete for those files as well</text:p>
      <text:p text:style-name="P55"/>
      <text:p text:style-name="P55"><text:span text:style-name="T48">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6"/>
      <text:p text:style-name="P46"/>
      <text:p text:style-name="P46"/>
      <text:p text:style-name="P46"/>
      <text:p text:style-name="P46"/>
      <text:p text:style-name="P46"/>
      <text:p text:style-name="P46"/>
      <text:p text:style-name="P46"/>
      <text:p text:style-name="P12"><text:soft-page-break/>Creating Debug Build</text:p>
      <text:p text:style-name="P46"/>
      <text:p text:style-name="P46">Need to build OpenFrameworks with debug symbols in order to use GDB.</text:p>
      <text:p text:style-name="P46"/>
      <text:p text:style-name="P142">common.rb</text:p>
      <text:p text:style-name="P138"><text:span text:style-name="CODE"><text:span text:style-name="T67"><text:s/></text:span></text:span><text:span text:style-name="CODE"><text:span text:style-name="T68">10</text:span></text:span><text:span text:style-name="CODE"><text:span text:style-name="T67"><text:tab/></text:span></text:span><text:span text:style-name="CODE"><text:span text:style-name="T71"># this constant controlls whether or not the oF project</text:span></text:span></text:p>
      <text:p text:style-name="P140"><text:span text:style-name="CODE"><text:span text:style-name="T67"><text:s/>1</text:span></text:span><text:span text:style-name="CODE"><text:span text:style-name="T68">1</text:span></text:span><text:span text:style-name="CODE"><text:span text:style-name="T67"><text:tab/></text:span></text:span><text:span text:style-name="CODE"><text:span text:style-name="T74"># will be built with debugging symbols or not.</text:span></text:span></text:p>
      <text:p text:style-name="P138"><text:span text:style-name="CODE"><text:span text:style-name="T24"><text:s/>1</text:span></text:span><text:span text:style-name="CODE"><text:span text:style-name="T25">2</text:span></text:span><text:span text:style-name="CODE"><text:span text:style-name="T24"><text:tab/></text:span></text:span><text:span text:style-name="CODE"><text:span text:style-name="T71"># (you need this for GDB support, etc.)</text:span></text:span></text:p>
      <text:p text:style-name="P131"><text:span text:style-name="CODE"><text:span text:style-name="T12"><text:s/></text:span></text:span><text:span text:style-name="CODE"><text:span text:style-name="T13">13</text:span></text:span><text:span text:style-name="CODE"><text:span text:style-name="T12"><text:tab/></text:span></text:span><text:span text:style-name="CODE"><text:span text:style-name="T14">OF_DEBUG = true</text:span></text:span></text:p>
      <text:p text:style-name="P131"><text:span text:style-name="CODE"><text:span text:style-name="T14">...</text:span></text:span></text:p>
      <text:p text:style-name="P131"><text:span text:style-name="CODE"><text:span text:style-name="T13"><text:s/>24</text:span></text:span><text:span text:style-name="CODE"><text:span text:style-name="T12"><text:tab/></text:span></text:span><text:span text:style-name="CODE"><text:span text:style-name="T14">TARGET <text:s text:c="12"/>= OF_DEBUG ? "Debug" : "Release"</text:span></text:span></text:p>
      <text:p text:style-name="P131"><text:span text:style-name="CODE"><text:span text:style-name="T14"/></text:span></text:p>
      <text:p text:style-name="P46"/>
      <text:p text:style-name="P46">This will switch the system <text:span text:style-name="T79">between the Release and Debug builds.</text:span><text:line-break/>(see rakefile for details)</text:p>
      <text:p text:style-name="P46"/>
      <text:p text:style-name="P143">Rakefile</text:p>
      <text:p text:style-name="P139"><text:span text:style-name="CODE"><text:span text:style-name="T67"><text:s/></text:span></text:span><text:span text:style-name="CODE"><text:span text:style-name="T26">477</text:span></text:span><text:span text:style-name="CODE"><text:span text:style-name="T67"><text:tab/></text:span></text:span><text:span text:style-name="CODE"><text:span text:style-name="T72">run_i "make Run#{TARGET}"</text:span></text:span></text:p>
      <text:p text:style-name="P139"><text:span text:style-name="CODE"><text:span text:style-name="T72">...</text:span></text:span></text:p>
      <text:p text:style-name="P141"><text:span text:style-name="CODE"><text:span text:style-name="T67"><text:s/></text:span></text:span><text:span text:style-name="CODE"><text:span text:style-name="T69">555</text:span></text:span><text:span text:style-name="CODE"><text:span text:style-name="T67"><text:tab/></text:span></text:span><text:span text:style-name="CODE"><text:span text:style-name="T75">out = `make printvars TARGET_NAME=#{TARGET}`</text:span></text:span></text:p>
      <text:p text:style-name="P141"><text:span text:style-name="CODE"><text:span text:style-name="T74">...</text:span></text:span></text:p>
      <text:p text:style-name="P144"><text:span text:style-name="CODE"><text:span text:style-name="T24"><text:s/></text:span></text:span><text:span text:style-name="CODE"><text:span text:style-name="T26">629</text:span></text:span><text:span text:style-name="CODE"><text:span text:style-name="T24"><text:tab/></text:span></text:span><text:span text:style-name="CODE"><text:span text:style-name="T72">run_i "make static_lib TARGET_NAME=#{TARGET}" do</text:span></text:span></text:p>
      <text:p text:style-name="P52"><text:tab/><text:tab/><text:tab/></text:p>
      <text:p text:style-name="P52"/>
      <text:p text:style-name="P52">The way things are currently set up, changing the build target effects what things will be built, what things will be run, and what .o files get linked into the .a for the OpenFrameworks project.</text:p>
      <text:p text:style-name="P52"/>
      <text:p text:style-name="P51">NOTE: Building the core always builds both release and debug versions of oF core.</text:p>
      <text:p text:style-name="P51">NOTE: The ‘debug’ tasks in the rakefile assume that the Debug versions of things have been built.</text:p>
      <text:p text:style-name="P51"/>
      <text:p text:style-name="P52"><text:span text:style-name="T46">TODO</text:span>: create configuration file with key user-editable variables for the build system. Should not expose the editing of a bunch of constants in a ruby file when exposing only a key-value store will be sufficient.</text:p>
      <text:p text:style-name="P46"/>
      <text:p text:style-name="P46"/>
      <text:p text:style-name="P12"><text:span text:style-name="T80">Using the </text:span>Debugging System</text:p>
      <text:p text:style-name="P53">rakefile establishes some task that help with debugging, using GDB to inspect a ruby process.</text:p>
      <text:p text:style-name="P53"/>
      <text:p text:style-name="P53">NOTE: Currently these task often require you to type some commands into GDB when it starts up; not everything will load up automatically, which is a pain.</text:p>
      <text:p text:style-name="P53"/>
      <text:p text:style-name="P53"><text:span text:style-name="T46">TODO</text:span>: figure out how to use a GDB gui instead of using the normal command-line interface</text:p>
      <text:p text:style-name="P53">(consider eventually writing my own frontend)</text:p>
      <text:p text:style-name="P53"/>
      <text:p text:style-name="P53"/>
      <text:p text:style-name="P53">ruby debug_project</text:p>
      <text:p text:style-name="P54">ruby debug</text:p>
      <text:p text:style-name="P163"/>
      <text:p text:style-name="P163"/>
      <text:p text:style-name="P163"/>
      <text:p text:style-name="P163"/>
      <text:p text:style-name="P163"/>
      <text:p text:style-name="P163"><text:soft-page-break/>Build system</text:p>
      <text:p text:style-name="P86"/>
      <text:p text:style-name="P113">NOTE: <text:span text:style-name="T94">Touching any header in the build system controlled by extconf.rb forces the entire build to be rebuilt. The system is not smart enough to figure out what headers are related to what source files.</text:span></text:p>
      <text:p text:style-name="P59"/>
      <text:p text:style-name="P59"/>
      <text:p text:style-name="P62">Stuff that has already been done by RubyOF</text:p>
      <text:list xml:id="list832909339162656184" text:style-name="L2">
        <text:list-item>
          <text:p text:style-name="P164">Place dependencies in correct places <text:span text:style-name="T98">(dependencies are vendored)</text:span></text:p>
        </text:list-item>
        <text:list-item>
          <text:p text:style-name="P164">Instruct rake on how to patch dependencies / manually patch as necessary <text:span text:style-name="T97">(done)</text:span></text:p>
        </text:list-item>
      </text:list>
      <text:p text:style-name="P60"/>
      <text:p text:style-name="P58">before running rake</text:p>
      <text:list xml:id="list182555616629626" text:continue-numbering="true" text:style-name="L2">
        <text:list-item>
          <text:p text:style-name="P173">Pull down the project generator and other OpenFrameworks stuff through git submodules</text:p>
        </text:list-item>
        <text:list-item>
          <text:p text:style-name="P173">Run <text:span text:style-name="T99">OpenFrameworks </text:span>setup scripts</text:p>
        </text:list-item>
        <text:list-item>
          <text:p text:style-name="P173">Build the project generator</text:p>
        </text:list-item>
        <text:list-item>
          <text:p text:style-name="P176">Use <text:span text:style-name="CODE">rake oF:project_generator[</text:span><text:span text:style-name="CODE"><text:span text:style-name="T96">ofProjectName</text:span></text:span><text:span text:style-name="CODE">]</text:span> task to generate base oF project<text:line-break/><text:span text:style-name="T1">(in the build system, this project is called a “sketch”</text:span><text:span text:style-name="T7">)</text:span></text:p>
        </text:list-item>
        <text:list-item>
          <text:p text:style-name="P176">Specify platform, oF sketch name, debug mode, etc in <text:span text:style-name="CODE">common.rb</text:span> to configure the build<text:line-break/><text:span text:style-name="T3">(there are some other options in that file that might be work exploring too)</text:span></text:p>
        </text:list-item>
      </text:list>
      <text:p text:style-name="P57"/>
      <text:p text:style-name="P57"><text:span text:style-name="CODE">rake setup</text:span></text:p>
      <text:p text:style-name="P89">(just run the command and the following will be taken care of)</text:p>
      <text:list xml:id="list182556629311880" text:continue-numbering="true" text:style-name="L2">
        <text:list-item>
          <text:p text:style-name="P164">Build dependencies with custom settings (-fPIC flag)</text:p>
        </text:list-item>
        <text:list-item>
          <text:p text:style-name="P164">Inject those dependencies into build of the OpenFrameworks core</text:p>
        </text:list-item>
        <text:list-item>
          <text:p text:style-name="P164">Build oF core</text:p>
        </text:list-item>
        <text:list-item>
          <text:p text:style-name="P164">Build <text:span text:style-name="T96">oF sketch</text:span></text:p>
        </text:list-item>
        <text:list-item>
          <text:p text:style-name="P165">various directories will then be set up (can’t commit an empty directory into git)</text:p>
        </text:list-item>
      </text:list>
      <text:p text:style-name="P114"/>
      <text:p text:style-name="P64">After setup, use one of the following commands to build the appropriate degree of stuff.</text:p>
      <text:p text:style-name="P61"><text:span text:style-name="CODE"/></text:p>
      <text:p text:style-name="P62"><text:span text:style-name="CODE">rake build_cpp<text:tab/><text:tab/><text:tab/><text:tab/></text:span><text:span text:style-name="T33">baseline test</text:span></text:p>
      <text:p text:style-name="P90">(Build a normal OpenFrameworks project in pure C++)</text:p>
      <text:p text:style-name="P61"><text:span text:style-name="CODE"/></text:p>
      <text:p text:style-name="P62"><text:span text:style-name="CODE"><text:span text:style-name="CODE">rake build_cpp_wrapper<text:tab/><text:tab/><text:tab/></text:span></text:span><text:span text:style-name="T36">DEFAULT</text:span></text:p>
      <text:p text:style-name="P90">(For updating Rice code, and testing with current RubyOF project)</text:p>
      <text:p text:style-name="P61"><text:span text:style-name="CODE"/></text:p>
      <text:p text:style-name="P62"><text:span text:style-name="CODE">rake build_project<text:tab/><text:tab/><text:tab/></text:span><text:span text:style-name="T34">slight optimization of :build_cpp_wrapper</text:span></text:p>
      <text:p text:style-name="P91">(For using stable bindings with a custom blend of C++ and Ruby)</text:p>
      <text:p text:style-name="P58"/>
      <text:p text:style-name="P63"/>
      <text:p text:style-name="P117"><text:span text:style-name="T23">After building</text:span><text:span text:style-name="T16"> use</text:span></text:p>
      <text:p text:style-name="P117"><text:span text:style-name="CODE"><text:span text:style-name="T16">rake run</text:span></text:span></text:p>
      <text:p text:style-name="P166">to run the active RubyOF project through the Ruby level.</text:p>
      <text:p text:style-name="P65"/>
      <text:p text:style-name="P65"/>
      <text:p text:style-name="P66"/>
      <text:p text:style-name="P66">Check the <text:span text:style-name="CODE"><text:span text:style-name="T37">example</text:span></text:span> project for some code that will hopefully explain how some of the bound OpenFrameworks functions can be used.</text:p>
      <text:p text:style-name="P181"><text:soft-page-break/>Basic outline of Rakefile build system</text:p>
      <text:list xml:id="list182556691981876" text:continue-numbering="true" text:style-name="L2">
        <text:list-item>
          <text:p text:style-name="P174"><text:span text:style-name="T100">Build core (generates </text:span><text:span text:style-name="CODE">.a</text:span><text:span text:style-name="T100"> archive)<text:line-break/>=&gt; </text:span><text:span text:style-name="CODE"><text:span text:style-name="T46">libopenFrameworks.a</text:span></text:span></text:p>
        </text:list-item>
        <text:list-item>
          <text:p text:style-name="P175">Build the project generator</text:p>
        </text:list-item>
        <text:list-item>
          <text:p text:style-name="P177">Generate a sketch, <text:span text:style-name="T113">and specify the name of the sketch in </text:span><text:span text:style-name="CODE">common.rb</text:span></text:p>
        </text:list-item>
        <text:list-item>
          <text:p text:style-name="P178">Build sketch ( also builds add-on libraries <text:span text:style-name="T101">(ofx) </text:span>)</text:p>
        </text:list-item>
        <text:list-item>
          <text:p text:style-name="P167">Assemble obj files from sketch <text:span text:style-name="T9">and all enabled add-ons</text:span><text:span text:style-name="T107"> </text:span>into single static library (<text:span text:style-name="CODE">.a</text:span> archive)<text:line-break/>=&gt; <text:span text:style-name="CODE"><text:span text:style-name="T46">libOFSketch.a</text:span></text:span></text:p>
          <text:p text:style-name="P182">(uses separate makefile from main sketch build)</text:p>
        </text:list-item>
        <text:list-item>
          <text:p text:style-name="P179">Export variables from openFrameworks build system for later use<text:line-break/>=&gt; <text:span text:style-name="CODE"><text:span text:style-name="T46">oF_build_variables.yaml</text:span></text:span><text:span text:style-name="CODE"><text:line-break/></text:span><text:span text:style-name="T4">(</text:span><text:span text:style-name="T5">same makefile that generated the static library</text:span><text:span text:style-name="T4">)</text:span></text:p>
        </text:list-item>
        <text:list-item>
          <text:p text:style-name="P180">Use <text:span text:style-name="T35">those three generated files</text:span> to generate c extension in <text:span text:style-name="T105">two</text:span> phases:</text:p>
          <text:list>
            <text:list-item>
              <text:p text:style-name="P180">Phase 1:<text:tab/><text:span text:style-name="T114">(build core Rice c++ wrapper for oF)</text:span></text:p>
              <text:list>
                <text:list-item>
                  <text:p text:style-name="P183">Load <text:span text:style-name="CODE">oF_build_variables.yaml</text:span> into <text:span text:style-name="CODE">extconf.rb</text:span> to generate <text:span text:style-name="T102">Ruby c-extension dynamic library (</text:span><text:span text:style-name="CODE">.so</text:span><text:span text:style-name="T102">) </text:span>which links against the two oF static libraries.<text:line-break/>=&gt; <text:span text:style-name="CODE">RubyOF.so </text:span><text:s/><text:span text:style-name="T104">(first </text:span>cut<text:span text:style-name="T104">)<text:tab/><text:tab/>[does not include implementation of rbApp class]<text:line-break/>=&gt; raw obj files (</text:span><text:span text:style-name="CODE">.o</text:span><text:span text:style-name="T104">)<text:tab/><text:tab/><text:tab/></text:span>[this is the contents of the <text:span text:style-name="CODE">.so</text:span>]</text:p>
                </text:list-item>
                <text:list-item>
                  <text:p text:style-name="P184">Export <text:span text:style-name="T105">all build variables for use in Phase 2<text:line-break/>=&gt; </text:span><text:span text:style-name="CODE">extconf_variables.yaml </text:span><text:s/><text:span text:style-name="T105">(main dump)</text:span></text:p>
                </text:list-item>
              </text:list>
            </text:list-item>
            <text:list-item>
              <text:p text:style-name="P180">Phase 2:<text:tab/><text:span text:style-name="T114">(specific project specific C++ code and data dir [</text:span><text:span text:style-name="CODE">constants/data_path.h</text:span><text:span text:style-name="T114">])</text:span></text:p>
              <text:list>
                <text:list-item>
                  <text:p text:style-name="P185">Build <text:span text:style-name="T106">C++ code specific to one RubyOF project</text:span><text:line-break/>=&gt; <text:span text:style-name="CODE">RubyOF.so </text:span><text:span text:style-name="T104"><text:s/>(project files)<text:tab/>[rbApp implementation and supporting symbols]<text:line-break/>=&gt; raw obj files (</text:span><text:span text:style-name="CODE">.o</text:span><text:span text:style-name="T104">) <text:tab/><text:tab/><text:tab/>[this is the contents of the </text:span><text:span text:style-name="CODE">.so</text:span><text:span text:style-name="T104">]</text:span><text:line-break/>=&gt; <text:s/><text:span text:style-name="CODE">extconf_variables.yaml </text:span><text:span text:style-name="T103"><text:s/></text:span>(project dump)</text:p>
                </text:list-item>
                <text:list-item>
                  <text:p text:style-name="P186">Delete intermediate <text:span text:style-name="CODE">RubyOF.so </text:span><text:span text:style-name="T104"><text:s/>(project files)</text:span>, as to reduce confusion</text:p>
                </text:list-item>
                <text:list-item>
                  <text:p text:style-name="P187"><text:span text:style-name="T112">Link </text:span>the <text:span text:style-name="T8">obj files from Phase 1</text:span> and the <text:span text:style-name="T8">obj files from Phase 2</text:span> into a single library <text:span text:style-name="T109">(</text:span><text:span text:style-name="CODE">.so</text:span><text:span text:style-name="T109">)</text:span>.<text:line-break/><text:span text:style-name="T6">(uses both </text:span><text:span text:style-name="CODE"><text:span text:style-name="T76">extconf_variables.yaml</text:span></text:span><text:span text:style-name="T1"> </text:span><text:span text:style-name="T6">files)</text:span><text:line-break/><text:span text:style-name="T110">=&gt; </text:span><text:span text:style-name="CODE">RubyOF.so </text:span><text:span text:style-name="T104"><text:s/>(final cut)</text:span></text:p>
                </text:list-item>
                <text:list-item>
                  <text:p text:style-name="P188">Move this final <text:span text:style-name="CODE">RubyOF.so </text:span>into the location <text:span text:style-name="T111">expected</text:span> by the Ruby extension.</text:p>
                </text:list-item>
              </text:list>
            </text:list-item>
          </text:list>
        </text:list-item>
      </text:list>
      <text:p text:style-name="P69"/>
      <text:p text:style-name="P69">NOTE: Rakefile performs some simple tests after the final link phase, to ensure that all expected symbols are present in the final dynamic library. This test should prevent <text:span text:style-name="T108">any </text:span>glaring linker errors.</text:p>
      <text:p text:style-name="P69"/>
      <text:p text:style-name="P69"/>
      <text:p text:style-name="P70">Separation between Phase 1 and Phase 2 prevents the build system from having to unnecessarily rebuild large chunks of the system.</text:p>
      <text:p text:style-name="P70"/>
      <text:p text:style-name="P70"/>
      <text:p text:style-name="P70"/>
      <text:p text:style-name="P35"><text:soft-page-break/><text:span text:style-name="T70">NOTE</text:span>: <text:span text:style-name="T81">The c-extension links against</text:span><text:span text:style-name="CODE">.a</text:span><text:span text:style-name="T57"> archives instead of raw </text:span><text:span text:style-name="CODE">.o</text:span><text:span text:style-name="T57">, because apparently that gives the linker the hint it needs, such that it will only include symbols as necessary. When using raw </text:span><text:span text:style-name="CODE">.o</text:span><text:span text:style-name="T57"> files, the linker will instead use all provided symbols, regardless of whether they are necessary or not.</text:span></text:p>
      <text:p text:style-name="P35"/>
      <text:p text:style-name="P71"><text:span text:style-name="T82">Rake task </text:span>to examine libraries (useful to make sure the symbols you expect are actually there)</text:p>
      <text:p text:style-name="P71"><text:tab/><text:span text:style-name="CODE">rake examine[library_name] <text:s text:c="6"/># Examine compiled libraries (linux)</text:span></text:p>
      <text:p text:style-name="P71"/>
      <text:p text:style-name="P71"/>
      <text:p text:style-name="P72">rake -p <text:s/># show rake tasks with their dependencies</text:p>
      <text:p text:style-name="P35"/>
      <text:p text:style-name="P73"><text:span text:style-name="T46">TODO</text:span>: Not clear what the legal values to pass into <text:span text:style-name="CODE">rake examine[]</text:span> are. Maybe if you could print those out some how? That could be great.</text:p>
      <text:p text:style-name="P35"/>
      <text:p text:style-name="P35"/>
      <text:p text:style-name="P45">NOTE: be careful about the way that addons are spelled <text:span text:style-name="T62">in the </text:span><text:span text:style-name="CODE">addons.make</text:span><text:span text:style-name="T62"> file</text:span>. System will not alert that a misspelling has occurred, and will just let you know that it can’t find the ‘.o’ file that the linker needs.</text:p>
      <text:p text:style-name="P45"/>
      <text:p text:style-name="P45"/>
      <text:p text:style-name="P45"/>
      <text:p text:style-name="P45"/>
      <text:p text:style-name="P70"/>
      <text:p text:style-name="P70"/>
      <text:p text:style-name="P70"/>
      <text:p text:style-name="P70"/>
      <text:p text:style-name="P70"/>
      <text:p text:style-name="P70"/>
      <text:p text:style-name="P69"/>
      <text:p text:style-name="P68"/>
      <text:p text:style-name="P67"><text:span text:style-name="T46">TODO</text:span>: make sure that exceptions at the ruby-level don’t cause segfaults</text:p>
      <text:p text:style-name="P30"/>
      <text:p text:style-name="P30"/>
      <text:p text:style-name="P30"/>
      <text:p text:style-name="P31"><text:span text:style-name="T46">TODO</text:span>: Update oF dep injection system, to reduce duplication of vendored libraries.</text:p>
      <text:p text:style-name="P31"><text:tab/>Instead of copying everything, only store the altered dependencies under ‘custom’ dir</text:p>
      <text:p text:style-name="P30"/>
      <text:p text:style-name="P37"/>
      <text:p text:style-name="P36"><text:span text:style-name="T46">TODO</text:span>: Rename Ruby/Rice c-extension C++ files, so that when you get a compiler error, the file names will let you clearly see what part of the build is messing up.</text:p>
      <text:p text:style-name="P36"/>
      <text:p text:style-name="P36">For example, the oF core files all start with ‘of’</text:p>
      <text:p text:style-name="P36">I suppose the c-extension stuff should start with “rb_” ?</text:p>
      <text:p text:style-name="P36"/>
      <text:p text:style-name="P36"/>
      <text:p text:style-name="P42"><text:span text:style-name="T46">TODO</text:span>: next thing is to update the names of the app / launcher files, and then bring over the next round of stuff.</text:p>
      <text:p text:style-name="P42"/>
      <text:p text:style-name="P42">→ then hopefully we’ll be about back to where I was on the previous repo?</text:p>
      <text:p text:style-name="P24"/>
      <text:p text:style-name="P24"><text:soft-page-break/></text:p>
      <text:p text:style-name="P47"/>
      <text:p text:style-name="P23"/>
      <text:p text:style-name="P81">TODO: Update this part</text:p>
      <text:p text:style-name="P77">this was more of plan of what to do as I was working.</text:p>
      <text:p text:style-name="P77">Need it to reflect the current state of things.</text:p>
      <text:p text:style-name="P77">Then, probably need to blend this into the previous 3 pages</text:p>
      <text:p text:style-name="P43"/>
      <text:p text:style-name="P80"/>
      <text:p text:style-name="P16">Code Organization: Separating the oF wrapper (glue code) and project-specific code</text:p>
      <text:p text:style-name="P78">/home/ravenskrag/Desktop/gem_structure/ext/rubyOF/rb_app.cpp</text:p>
      <text:p text:style-name="P78">=&gt; rbBaseApp (c++ class)</text:p>
      <text:p text:style-name="P78"/>
      <text:p text:style-name="P78">/home/ravenskrag/Desktop/gem_structure/bin/projects/template/ext/app.cpp</text:p>
      <text:p text:style-name="P78">=&gt; rbApp (c++ class)</text:p>
      <text:p text:style-name="P78"/>
      <text:p text:style-name="P78">rbApp is used by Launcher, which forms the backbone of RubyOF::Window</text:p>
      <text:p text:style-name="P88">(c++ class) <text:s text:c="15"/>(c++ class) <text:s text:c="59"/>(ruby class)</text:p>
      <text:p text:style-name="P78"/>
      <text:p text:style-name="P79">thus, all projects must implement rbApp.</text:p>
      <text:p text:style-name="P79"/>
      <text:p text:style-name="P79">Probably will remove the rbBaseApp class, as it is not actually providing useful abstraction. At this stage, it is better to just include all of that in the ‘template’ as boilerplate.</text:p>
      <text:p text:style-name="P79"/>
      <text:p text:style-name="P79">NOTE: Need to create two baseline projects – an example, and a boilerplate file</text:p>
      <text:p text:style-name="P132"><text:span text:style-name="T29">boilerplate</text:span><text:tab/>doesn’t draw anything; just the bare essentials (all appropriate Ruby callbacks)</text:p>
      <text:p text:style-name="P132"><text:span text:style-name="T29">example</text:span><text:tab/>reliant on both c++ and ruby code to test out all RubyOF bindings.</text:p>
      <text:p text:style-name="P151"/>
      <text:p text:style-name="P151"/>
      <text:p text:style-name="P152">TODO: separate building the bindings from building the project</text:p>
      <text:list xml:id="list5312687752224374465" text:style-name="L3">
        <text:list-item>
          <text:p text:style-name="P168">build out a ‘boilerplate <text:span text:style-name="CODE">.so</text:span></text:p>
        </text:list-item>
        <text:list-item>
          <text:p text:style-name="P170">generate <text:span text:style-name="CODE">.a</text:span> from the files that make up dynamic lib (excluding default rbApp implementation)</text:p>
        </text:list-item>
        <text:list-item>
          <text:p text:style-name="P171">use <text:span text:style-name="CODE">.a</text:span> to generate a NEW <text:span text:style-name="CODE">.so</text:span>, which links in the particular rbApp implementation, and any other project-specific c++ code</text:p>
        </text:list-item>
      </text:list>
      <text:p text:style-name="P93"/>
      <text:p text:style-name="P93">this solution requires that two <text:span text:style-name="CODE">extconf.rb</text:span> files are used:</text:p>
      <text:p text:style-name="P145">one to build the wrapper,</text:p>
      <text:p text:style-name="P145">and another to build the project</text:p>
      <text:p text:style-name="P152"/>
      <text:p text:style-name="P152">there is likely to be substantial overlap between these two files, so the major problem that needs to get resolved is how to place the overlapping code in a single file.</text:p>
      <text:p text:style-name="P152"/>
      <text:p text:style-name="P152">This is not necessarily trivial, as the two extconf.rb files will be in different directories, so it is no longer clear how certain constants will be established (how does GEM_ROOT get defined? Be careful.)</text:p>
      <text:p text:style-name="P152"/>
      <text:p text:style-name="P154"/>
      <text:p text:style-name="P156">Building Rice bindings separately from the RubyOF project</text:p>
      <text:p text:style-name="P153"/>
      <text:p text:style-name="P153">The build command below is taken from command used by the main extconf.rb build system to link the final dynamic library. In order to get it, just run the makefile in 'dry run' mode. The command you want is the last line of the dry run.</text:p>
      <text:p text:style-name="P153"/>
      <text:p text:style-name="P153">This is how you execute the dry run, and extract the command:</text:p>
      <text:list xml:id="list6030406097712402983" text:style-name="L4">
        <text:list-item>
          <text:p text:style-name="P169">run these commands</text:p>
          <text:list>
            <text:list-header>
              <text:p text:style-name="P169"><text:span text:style-name="CODE">cd GEM_ROOT/ext/rubyOF</text:span></text:p>
              <text:p text:style-name="P169"><text:span text:style-name="CODE">make clean</text:span></text:p>
              <text:p text:style-name="P172"><text:span text:style-name="CODE"><text:span text:style-name="T27">make -n</text:span></text:span></text:p>
            </text:list-header>
          </text:list>
        </text:list-item>
        <text:list-item>
          <text:p text:style-name="P169">take the last line off of that output</text:p>
        </text:list-item>
        <text:list-item>
          <text:p text:style-name="P169">make sure the required .o files from main project are built</text:p>
          <text:list>
            <text:list-header>
              <text:p text:style-name="P169"><text:span text:style-name="CODE">cd GEM_ROOT/ext/rubyOF</text:span></text:p>
              <text:p text:style-name="P169"><text:span text:style-name="CODE">make</text:span></text:p>
            </text:list-header>
          </text:list>
        </text:list-item>
        <text:list-item>
          <text:p text:style-name="P169">perform the final linking</text:p>
        </text:list-item>
      </text:list>
      <text:p text:style-name="P153"/>
      <text:p text:style-name="P153">Then you’ll end up with something like the following command...</text:p>
      <text:p text:style-name="P133"><text:span text:style-name="CODE"><text:span text:style-name="T77">g++ -shared -o rubyOF.so /Fbo.o /Graphics.o /TrueTypeFont.o /app.o /app_factory.o /image.o /launcher.o /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55"/>
      <text:p text:style-name="P153">...which gets manually updated into this command. This command includes obj files from both the base build, and the RubyOF project build, as well as Ruby string interpolated variables for expanding relative paths into full paths.</text:p>
      <text:p text:style-name="P133"><text:span text:style-name="CODE"><text:span text:style-name="T76">run_i "g++ -shared -o rubyOF.so #{core_path}/Fbo.o </text:span></text:span><text:span text:style-name="CODE"><text:span text:style-name="T78">#{core_path}</text:span></text:span><text:span text:style-name="CODE"><text:span text:style-name="T76">/Graphics.o </text:span></text:span><text:span text:style-name="CODE"><text:span text:style-name="T78">#{core_path}</text:span></text:span><text:span text:style-name="CODE"><text:span text:style-name="T76">/TrueTypeFont.o </text:span></text:span><text:span text:style-name="CODE"><text:span text:style-name="T78">#{app_path}</text:span></text:span><text:span text:style-name="CODE"><text:span text:style-name="T76">/app.o </text:span></text:span><text:span text:style-name="CODE"><text:span text:style-name="T78">#{app_path}</text:span></text:span><text:span text:style-name="CODE"><text:span text:style-name="T76">/app_factory.o </text:span></text:span><text:span text:style-name="CODE"><text:span text:style-name="T78">#{core_path}</text:span></text:span><text:span text:style-name="CODE"><text:span text:style-name="T76">/image.o </text:span></text:span><text:span text:style-name="CODE"><text:span text:style-name="T78">#{core_path}</text:span></text:span><text:span text:style-name="CODE"><text:span text:style-name="T76">/launcher.o </text:span></text:span><text:span text:style-name="CODE"><text:span text:style-name="T78">#{core_path}</text:span></text:span><text:span text:style-name="CODE"><text:span text:style-name="T76">/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53"><text:span text:style-name="CODE"><text:span text:style-name="T76"/></text:span></text:p>
      <text:p text:style-name="P96"><text:span text:style-name="T93">However, I don’t want to have generate that command by hand all the time. There is also the disadvantage that the commands to dry run only produce the desired output </text:span><text:span text:style-name="T32">before</text:span><text:span text:style-name="T93"> the Rice bindings have been built.</text:span></text:p>
      <text:p text:style-name="P96"/>
      <text:p text:style-name="P96"><text:span text:style-name="T93">Let’s find a better way. </text:span>Looking at the variable dump from the main extconf.rb file, we can associate build variables with most of this linker command:</text:p>
      <text:p text:style-name="P94"><text:soft-page-break/></text:p>
      <text:p text:style-name="P94"><text:span text:style-name="CODE"><text:span text:style-name="T41">$LDSHARED_CXX</text:span></text:span></text:p>
      <text:p text:style-name="P94"><text:span text:style-name="CODE"><text:span text:style-name="T76">g++ -shared</text:span></text:span></text:p>
      <text:p text:style-name="P94"><text:span text:style-name="CODE"><text:span text:style-name="T76"/></text:span></text:p>
      <text:p text:style-name="P94"><text:span text:style-name="CODE"><text:span text:style-name="T41">not anywhere, just have to put this in manually...</text:span></text:span></text:p>
      <text:p text:style-name="P94"><text:span text:style-name="CODE"><text:span text:style-name="T76">-o</text:span></text:span></text:p>
      <text:p text:style-name="P94"><text:span text:style-name="CODE"><text:span text:style-name="T76"/></text:span></text:p>
      <text:p text:style-name="P94"><text:span text:style-name="CODE"><text:span text:style-name="T43">??? can't find this yet...</text:span></text:span></text:p>
      <text:p text:style-name="P94"><text:span text:style-name="CODE"><text:span text:style-name="T76">rubyOF.so</text:span></text:span></text:p>
      <text:p text:style-name="P94"><text:span text:style-name="CODE"><text:span text:style-name="T76"/></text:span></text:p>
      <text:p text:style-name="P94"><text:span text:style-name="CODE"><text:span text:style-name="T41">$objs</text:span></text:span></text:p>
      <text:p text:style-name="P94"><text:span text:style-name="CODE"><text:span text:style-name="T76">#{core_path}/Fbo.o #{core_path}/Graphics.o #{core_path}/TrueTypeFont.o #{app_path}/app.o #{app_path}/app_factory.o #{core_path}/image.o #{core_path}/launcher.o #{core_path}/rubyOF.o</text:span></text:span></text:p>
      <text:p text:style-name="P94"><text:span text:style-name="CODE"><text:span text:style-name="T76"/></text:span></text:p>
      <text:p text:style-name="P95"><text:span text:style-name="CODE"><text:span text:style-name="T41">??? </text:span></text:span><text:span text:style-name="CODE"><text:span text:style-name="T42">can’t find this</text:span></text:span></text:p>
      <text:p text:style-name="P99"><text:span text:style-name="CODE"><text:span text:style-name="T73">'-L. -L/home/ravenskrag/.rvm/rubies/ruby-2.4.0/lib -Wl,-R/home/ravenskrag/.rvm/rubies/ruby-2.4.0/lib',</text:span></text:span></text:p>
      <text:p text:style-name="P94"><text:span text:style-name="CODE"><text:span text:style-name="T73"/></text:span></text:p>
      <text:p text:style-name="P94"><text:span text:style-name="CODE"><text:span text:style-name="T41">$LDFLAGS</text:span></text:span></text:p>
      <text:p text:style-name="P94"><text:span text:style-name="CODE"><text:span text:style-name="T76">-L. -fstack-protector -rdynamic -Wl,-export-dynamic -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text:span></text:span></text:p>
      <text:p text:style-name="P94"><text:span text:style-name="CODE"><text:span text:style-name="T76"/></text:span></text:p>
      <text:p text:style-name="P94"><text:span text:style-name="CODE"><text:span text:style-name="T41">$DLDFLAGS</text:span></text:span></text:p>
      <text:p text:style-name="P94"><text:span text:style-name="CODE"><text:span text:style-name="T76">-Wl,--compress-debug-sections=zlib</text:span></text:span></text:p>
      <text:p text:style-name="P94"><text:span text:style-name="CODE"><text:span text:style-name="T76"/></text:span></text:p>
      <text:p text:style-name="P94"><text:span text:style-name="CODE"><text:span text:style-name="T41">$libs</text:span></text:span></text:p>
      <text:p text:style-name="P94"><text:span text:style-name="CODE"><text:span text:style-name="T76">-lstdc++</text:span></text:span></text:p>
      <text:p text:style-name="P94"><text:span text:style-name="CODE"><text:span text:style-name="T76"/></text:span></text:p>
      <text:p text:style-name="P94"><text:span text:style-name="CODE"><text:span text:style-name="T41">$LIBRUBYARG</text:span></text:span></text:p>
      <text:p text:style-name="P94"><text:span text:style-name="CODE"><text:span text:style-name="T76">-Wl,-rpath,'/../lib' -Wl,-R'/../lib' -lruby</text:span></text:span></text:p>
      <text:p text:style-name="P94"><text:span text:style-name="CODE"><text:span text:style-name="T76"/></text:span></text:p>
      <text:p text:style-name="P94"><text:span text:style-name="CODE"><text:span text:style-name="T41">$LIBS</text:span></text:span></text:p>
      <text:p text:style-name="P94"><text:span text:style-name="CODE"><text:span text:style-name="T76">-lpthread -lgmp -ldl -lcrypt -lm <text:s text:c="2"/>-lc</text:span></text:span></text:p>
      <text:p text:style-name="P94"><text:span text:style-name="CODE"/></text:p>
      <text:p text:style-name="P97"/>
      <text:p text:style-name="P103">Now there are just two things that we don’t know.</text:p>
      <text:p text:style-name="P106"/>
      <text:p text:style-name="P14">1)</text:p>
      <text:p text:style-name="P103">The first unknown is</text:p>
      <text:p text:style-name="P102"><text:tab/><text:span text:style-name="CODE">rubyOF.so</text:span></text:p>
      <text:p text:style-name="P102">but that’s just the name of the Ruby library, with the dynamic lib extension on it.</text:p>
      <text:p text:style-name="P102">That’s easy enough that there’s no real need to extract that from the build system.</text:p>
      <text:p text:style-name="P102">Let’s just hard code that in and move on.</text:p>
      <text:p text:style-name="P97"/>
      <text:p text:style-name="P14">2)</text:p>
      <text:p text:style-name="P98">How do we patch this one line?</text:p>
      <text:p text:style-name="P98"><text:span text:style-name="T76"><text:tab/></text:span><text:span text:style-name="CODE"><text:span text:style-name="T91">'-L. -L</text:span></text:span><text:span text:style-name="CODE"><text:span text:style-name="T92">/home/ravenskrag/.rvm/rubies/ruby-2.4.0/lib</text:span></text:span><text:span text:style-name="CODE"><text:span text:style-name="T91"> -Wl,-R</text:span></text:span><text:span text:style-name="CODE"><text:span text:style-name="T92">/home/ravenskrag/.rvm/rubies/ruby-2.4.0/lib</text:span></text:span><text:span text:style-name="CODE"><text:span text:style-name="T91">',</text:span></text:span></text:p>
      <text:p text:style-name="P98"/>
      <text:p text:style-name="P101">Really just need to match that highlighted path (it’s the same path twice)</text:p>
      <text:p text:style-name="P98"/>
      <text:p text:style-name="P98">Let's look at the data...</text:p>
      <text:p text:style-name="P13">from makefile:</text:p>
      <text:p text:style-name="P98"><draw:frame text:anchor-type="paragraph" draw:z-index="0" draw:name="Shape1" draw:style-name="gr1" draw:text-style-name="P189" svg:width="2.9004in" svg:height="1.0031in" svg:x="4.4807in" svg:y="0.0126in"><draw:text-box><text:p>This matches the shape of the command</text:p><text:p/><text:p>This narrows down what variable we want</text:p></draw:text-box></draw:frame><text:tab/><text:span text:style-name="CODE">LIBPATH = <text:s/>-L. -L$(libdir) -Wl,-R$(libdir)</text:span></text:p>
      <text:p text:style-name="P98"><text:span text:style-name="T29">from </text:span><text:span text:style-name="CODE"><text:span text:style-name="T29">extconf_variables.yaml</text:span></text:span><text:span text:style-name="T29">:</text:span></text:p>
      <text:p text:style-name="P98"><text:tab/><text:span text:style-name="CODE">"$libdir": "$(exec_prefix)/lib"</text:span></text:p>
      <text:p text:style-name="P98"><text:soft-page-break/>(no 'exec_prefix' variable, but...)</text:p>
      <text:p text:style-name="P98"><text:tab/></text:p>
      <text:p text:style-name="P98"><text:tab/><text:span text:style-name="CODE">$configure_args":</text:span></text:p>
      <text:p text:style-name="P98"><text:span text:style-name="CODE"><text:tab/><text:tab/>"--prefix": "/usr/share/rvm/rubies/ruby-2.4.0"</text:span></text:p>
      <text:p text:style-name="P100"/>
      <text:p text:style-name="P100">…<text:span text:style-name="T89">and that can be extracted from extconf_variables.yaml with the following code:</text:span></text:p>
      <table:table table:name="Table2" table:style-name="Table2">
        <table:table-column table:style-name="Table2.A"/>
        <table:table-column table:style-name="Table2.B"/>
        <table:table-row>
          <table:table-cell table:style-name="Table2.A1" office:value-type="string">
            <text:p text:style-name="P157"/>
          </table:table-cell>
          <table:table-cell table:style-name="Table2.A1" office:value-type="string">
            <text:section text:style-name="Sect1" text:name="Section1">
              <text:p text:style-name="P160"><text:span text:style-name="T84">prefix </text:span><text:span text:style-name="T83">=</text:span><text:span text:style-name="T84"> </text:span><text:span text:style-name="T85">vars</text:span><text:span text:style-name="T83">[</text:span><text:span text:style-name="T86">'$configure_args'</text:span><text:span text:style-name="T83">][</text:span><text:span text:style-name="T86">'--prefix'</text:span><text:span text:style-name="T83">]</text:span> <text:bookmark text:name="L_0_52"/></text:p>
            </text:section>
          </table:table-cell>
        </table:table-row>
      </table:table>
      <text:p text:style-name="P115"/>
      <text:p text:style-name="P105">BUT WAIT</text:p>
      <text:p text:style-name="P104"/>
      <text:p text:style-name="P105">That’s not the right thing. Notice how it’s looking under /usr/share instead of the home directory.</text:p>
      <text:p text:style-name="P100"/>
      <text:p text:style-name="P105">Hmm... well... we can figure out where the executable for the Ruby interpreter, by using the shell command <text:span text:style-name="CODE">gem env</text:span>, and then step up a few directories from that to get the desired path.</text:p>
      <text:p text:style-name="P105"><text:span text:style-name="CODE"/></text:p>
      <text:p text:style-name="P146"><text:span text:style-name="CODE">RubyGems Environment:</text:span></text:p>
      <text:p text:style-name="P146"><text:span text:style-name="CODE"><text:s text:c="2"/>- RUBYGEMS VERSION: 2.6.8</text:span></text:p>
      <text:p text:style-name="P146"><text:span text:style-name="CODE"><text:s text:c="2"/>- RUBY VERSION: 2.4.0 (2016-12-24 patchlevel 0) [x86_64-linux]</text:span></text:p>
      <text:p text:style-name="P146"><text:span text:style-name="CODE"><text:s text:c="2"/>- INSTALLATION DIRECTORY: /home/ravenskrag/.rvm/gems/ruby-2.4.0</text:span></text:p>
      <text:p text:style-name="P146"><text:span text:style-name="CODE"><text:s text:c="2"/>- USER INSTALLATION DIRECTORY: /home/ravenskrag/.gem/ruby/2.4.0</text:span></text:p>
      <text:p text:style-name="P146"><text:span text:style-name="CODE"><text:s text:c="2"/>- RUBY EXECUTABLE: /home/ravenskrag/.rvm/rubies/ruby-2.4.0/bin/ruby</text:span></text:p>
      <text:p text:style-name="P146"><text:span text:style-name="CODE"><text:s text:c="2"/>- EXECUTABLE DIRECTORY: /home/ravenskrag/.rvm/gems/ruby-2.4.0/bin</text:span></text:p>
      <text:p text:style-name="P146"><text:span text:style-name="CODE"><text:s text:c="2"/>- SPEC CACHE DIRECTORY: /home/ravenskrag/.gem/specs</text:span></text:p>
      <text:p text:style-name="P146"><text:span text:style-name="CODE"><text:s text:c="2"/>- SYSTEM CONFIGURATION DIRECTORY: /etc</text:span></text:p>
      <text:p text:style-name="P146"><text:span text:style-name="CODE"><text:s text:c="2"/>- RUBYGEMS PLATFORMS:</text:span></text:p>
      <text:p text:style-name="P146"><text:span text:style-name="CODE"><text:s text:c="4"/>- ruby</text:span></text:p>
      <text:p text:style-name="P146"><text:span text:style-name="CODE"><text:s text:c="4"/>- x86_64-linux</text:span></text:p>
      <text:p text:style-name="P146"><text:span text:style-name="CODE"><text:span text:style-name="T89">[… truncated for brevity …]</text:span></text:span></text:p>
      <text:p text:style-name="P98"><text:span text:style-name="CODE"/></text:p>
      <text:p text:style-name="P105">Fortunately, this output is close enough to YAML that we can shove it through the YAML string loader, and then just clean the data up a little bit, and get our answer.</text:p>
      <text:p text:style-name="P97"/>
      <text:p text:style-name="P97"/>
      <text:p text:style-name="P97"><text:span text:style-name="T90">Thus, the final snippet that produces the link command looks something like this</text:span>:</text:p>
      <table:table table:name="Table1" table:style-name="Table1">
        <table:table-column table:style-name="Table1.A"/>
        <table:table-column table:style-name="Table1.B"/>
        <table:table-row>
          <table:table-cell table:style-name="Table1.A1" office:value-type="float" office:value="935">
            <text:p text:style-name="P159">935</text:p>
          </table:table-cell>
          <table:table-cell table:style-name="Table1.B1" office:value-type="string">
            <text:section text:style-name="Sect1" text:name="C_0_18">
              <text:p text:style-name="P160"><text:span text:style-name="T83">[</text:span> <text:bookmark text:name="L_0_19"/></text:p>
            </text:section>
          </table:table-cell>
        </table:table-row>
        <table:table-row>
          <table:table-cell table:style-name="Table1.A1" office:value-type="float" office:value="936">
            <text:p text:style-name="P159">936</text:p>
          </table:table-cell>
          <table:table-cell table:style-name="Table1.B2" office:value-type="string">
            <text:section text:style-name="Sect1" text:name="C_0_19">
              <text:p text:style-name="P160"><text:span text:style-name="T84">   vars</text:span><text:span text:style-name="T83">[</text:span><text:span text:style-name="T86">'$LDSHARED_CXX'</text:span><text:span text:style-name="T83">],</text:span> <text:bookmark text:name="L_0_20"/></text:p>
            </text:section>
          </table:table-cell>
        </table:table-row>
        <table:table-row>
          <table:table-cell table:style-name="Table1.A1" office:value-type="float" office:value="937">
            <text:p text:style-name="P159">937</text:p>
          </table:table-cell>
          <table:table-cell table:style-name="Table1.B3" office:value-type="string">
            <text:section text:style-name="Sect1" text:name="C_0_20">
              <text:p text:style-name="P160"><text:span text:style-name="T84">   </text:span><text:span text:style-name="T86">'-o'</text:span><text:span text:style-name="T83">,</text:span><text:span text:style-name="T84"> </text:span><text:span text:style-name="T87"># have to supply this manually</text:span> <text:bookmark text:name="L_0_21"/></text:p>
            </text:section>
          </table:table-cell>
        </table:table-row>
        <table:table-row>
          <table:table-cell table:style-name="Table1.A1" office:value-type="float" office:value="938">
            <text:p text:style-name="P159">938</text:p>
          </table:table-cell>
          <table:table-cell table:style-name="Table1.B4" office:value-type="string">
            <text:section text:style-name="Sect1" text:name="C_0_21">
              <text:p text:style-name="P160"><text:span text:style-name="T84">   </text:span><text:span text:style-name="T86">"</text:span><text:span text:style-name="T83">#{</text:span><text:span text:style-name="T88">NAME</text:span><text:span text:style-name="T83">}</text:span><text:span text:style-name="T86">.so"</text:span><text:span text:style-name="T83">,</text:span> <text:bookmark text:name="L_0_22"/></text:p>
            </text:section>
          </table:table-cell>
        </table:table-row>
        <table:table-row>
          <table:table-cell table:style-name="Table1.A1" office:value-type="float" office:value="939">
            <text:p text:style-name="P159">939</text:p>
          </table:table-cell>
          <table:table-cell table:style-name="Table1.B5" office:value-type="string">
            <text:section text:style-name="Sect1" text:name="C_0_22">
              <text:p text:style-name="P160"><text:span text:style-name="T84">   app_objs</text:span><text:span text:style-name="T83">,</text:span> <text:bookmark text:name="L_0_23"/></text:p>
            </text:section>
          </table:table-cell>
        </table:table-row>
        <table:table-row>
          <table:table-cell table:style-name="Table1.A1" office:value-type="float" office:value="940">
            <text:p text:style-name="P159">940</text:p>
          </table:table-cell>
          <table:table-cell table:style-name="Table1.B6" office:value-type="string">
            <text:section text:style-name="Sect1" text:name="C_0_23">
              <text:p text:style-name="P160"><text:span text:style-name="T84">   patched_obj_paths</text:span><text:span text:style-name="T83">,</text:span> <text:bookmark text:name="L_0_24"/></text:p>
            </text:section>
          </table:table-cell>
        </table:table-row>
        <table:table-row>
          <table:table-cell table:style-name="Table1.A1" office:value-type="float" office:value="941">
            <text:p text:style-name="P159">941</text:p>
          </table:table-cell>
          <table:table-cell table:style-name="Table1.B7" office:value-type="string">
            <text:section text:style-name="Sect1" text:name="C_0_24">
              <text:p text:style-name="P160"><text:span text:style-name="T84">   </text:span><text:span text:style-name="T86">"-L. -L</text:span><text:span text:style-name="T83">#{</text:span><text:span text:style-name="T84">lib_dir</text:span><text:span text:style-name="T83">}</text:span><text:span text:style-name="T86"> -Wl,-R</text:span><text:span text:style-name="T83">#{</text:span><text:span text:style-name="T84">lib_dir</text:span><text:span text:style-name="T83">}</text:span><text:span text:style-name="T86">"</text:span><text:span text:style-name="T83">,</text:span> <text:bookmark text:name="L_0_25"/></text:p>
            </text:section>
          </table:table-cell>
        </table:table-row>
        <table:table-row>
          <table:table-cell table:style-name="Table1.A1" office:value-type="float" office:value="942">
            <text:p text:style-name="P159">942</text:p>
          </table:table-cell>
          <table:table-cell table:style-name="Table1.B8" office:value-type="string">
            <text:section text:style-name="Sect1" text:name="C_0_25">
              <text:p text:style-name="P160"><text:span text:style-name="T84">   vars</text:span><text:span text:style-name="T83">[</text:span><text:span text:style-name="T86">'$LDFLAGS'</text:span><text:span text:style-name="T83">],</text:span> <text:bookmark text:name="L_0_26"/></text:p>
            </text:section>
          </table:table-cell>
        </table:table-row>
        <table:table-row>
          <table:table-cell table:style-name="Table1.A1" office:value-type="float" office:value="943">
            <text:p text:style-name="P159">943</text:p>
          </table:table-cell>
          <table:table-cell table:style-name="Table1.B9" office:value-type="string">
            <text:section text:style-name="Sect1" text:name="C_0_26">
              <text:p text:style-name="P160"><text:span text:style-name="T84">   vars</text:span><text:span text:style-name="T83">[</text:span><text:span text:style-name="T86">'$DLDFLAGS'</text:span><text:span text:style-name="T83">],</text:span> <text:bookmark text:name="L_0_27"/></text:p>
            </text:section>
          </table:table-cell>
        </table:table-row>
        <table:table-row>
          <table:table-cell table:style-name="Table1.A1" office:value-type="float" office:value="944">
            <text:p text:style-name="P159">944</text:p>
          </table:table-cell>
          <table:table-cell table:style-name="Table1.B10" office:value-type="string">
            <text:section text:style-name="Sect1" text:name="C_0_27">
              <text:p text:style-name="P160"><text:span text:style-name="T84">   vars</text:span><text:span text:style-name="T83">[</text:span><text:span text:style-name="T86">'$libs'</text:span><text:span text:style-name="T83">],</text:span><text:bookmark text:name="L_0_28"/></text:p>
            </text:section>
          </table:table-cell>
        </table:table-row>
        <table:table-row>
          <table:table-cell table:style-name="Table1.A1" office:value-type="float" office:value="945">
            <text:p text:style-name="P159">945</text:p>
          </table:table-cell>
          <table:table-cell table:style-name="Table1.B11" office:value-type="string">
            <text:section text:style-name="Sect1" text:name="C_0_28">
              <text:p text:style-name="P160"><text:span text:style-name="T84">   vars</text:span><text:span text:style-name="T83">[</text:span><text:span text:style-name="T86">'$LIBRUBYARG'</text:span><text:span text:style-name="T83">],</text:span> </text:p>
            </text:section>
          </table:table-cell>
        </table:table-row>
        <table:table-row>
          <table:table-cell table:style-name="Table1.A1" office:value-type="float" office:value="946">
            <text:p text:style-name="P159">946</text:p>
          </table:table-cell>
          <table:table-cell table:style-name="Table1.B12" office:value-type="string">
            <text:section text:style-name="Sect1" text:name="C_0_29">
              <text:p text:style-name="P160"><text:span text:style-name="T84">   vars</text:span><text:span text:style-name="T83">[</text:span><text:span text:style-name="T86">'$LIBS'</text:span><text:span text:style-name="T83">]</text:span> <text:bookmark text:name="L_0_30"/></text:p>
            </text:section>
          </table:table-cell>
        </table:table-row>
        <table:table-row>
          <table:table-cell table:style-name="Table1.A1" office:value-type="float" office:value="947">
            <text:p text:style-name="P158">947</text:p>
          </table:table-cell>
          <table:table-cell table:style-name="Table1.B13" office:value-type="string">
            <text:section text:style-name="Sect1" text:name="C_0_30">
              <text:p text:style-name="P160"><text:span text:style-name="T83">].</text:span><text:span text:style-name="T84">join</text:span><text:span text:style-name="T83">(</text:span><text:span text:style-name="T86">' '</text:span><text:span text:style-name="T83">)</text:span></text:p>
            </text:section>
          </table:table-cell>
        </table:table-row>
      </table:table>
      <text:p text:style-name="P94"/>
      <text:p text:style-name="P94"/>
      <text:p text:style-name="P94"/>
      <text:p text:style-name="P94"/>
      <text:p text:style-name="P94"/>
      <text:p text:style-name="P94"/>
      <text:p text:style-name="P150">Loading Fonts for Unicode Strings</text:p>
      <text:p text:style-name="P74">may have to handle this from the ruby-level for linux, as the current linux ‘get font by name’ system is broken. Can easily access available fonts through the shell:</text:p>
      <text:p text:style-name="P74"><text:tab/><text:span text:style-name="CODE">fc-list</text:span></text:p>
      <text:p text:style-name="P118">and just need to parse that out to figure out what the absolute paths to fonts are.</text:p>
      <text:p text:style-name="P118"/>
      <text:p text:style-name="P118">If absolute paths are passed to the font system, things work fine. However, if the system needs to resolve the paths on its own, you get problems.</text:p>
      <text:p text:style-name="P87">(trying to use GDB to debug this problem)</text:p>
      <text:p text:style-name="P87"/>
      <text:p text:style-name="P87"/>
      <text:p text:style-name="P75"/>
      <text:p text:style-name="P75">Notice that oF’s diagnostic for whether or not fonts have loaded correctly can (essentially) lie to you:</text:p>
      <text:p text:style-name="P76"><text:tab/></text:p>
      <text:p text:style-name="P76"><text:span text:style-name="CODE"><text:span text:style-name="T1"><text:tab/>// NOTE: These two fonts should display differently</text:span></text:span></text:p>
      <text:p text:style-name="P76"><text:span text:style-name="CODE"><text:span text:style-name="T1"><text:tab/>// If they don't, then it means the font face is not loading properly.</text:span></text:span></text:p>
      <text:p text:style-name="P76"><text:span text:style-name="CODE"><text:span text:style-name="T1"><text:tab/>bool flag;</text:span></text:span></text:p>
      <text:p text:style-name="P76"><text:span text:style-name="CODE"><text:span text:style-name="T1"><text:tab/></text:span></text:span></text:p>
      <text:p text:style-name="P76"><text:span text:style-name="CODE"><text:span text:style-name="T1"><text:tab/>// ofTtfSettings settings1("DejaVu Sans", 50);</text:span></text:span></text:p>
      <text:p text:style-name="P76"><text:span text:style-name="CODE"><text:span text:style-name="T1"><text:tab/>// settings1.antialiased = true;</text:span></text:span></text:p>
      <text:p text:style-name="P76"><text:span text:style-name="CODE"><text:span text:style-name="T1"><text:tab/>// flag = mFont1.load(settings1);</text:span></text:span></text:p>
      <text:p text:style-name="P76"><text:span text:style-name="CODE"><text:span text:style-name="T1"><text:tab/>// if(flag){</text:span></text:span></text:p>
      <text:p text:style-name="P76"><text:span text:style-name="CODE"><text:span text:style-name="T1"><text:tab/>// <text:tab/>cout &lt;&lt; "font 1 loaded correctly\n";</text:span></text:span></text:p>
      <text:p text:style-name="P76"><text:span text:style-name="CODE"><text:span text:style-name="T1"><text:tab/>// }</text:span></text:span></text:p>
      <text:p text:style-name="P76"><text:span text:style-name="CODE"><text:span text:style-name="T1"><text:tab/></text:span></text:span></text:p>
      <text:p text:style-name="P76"><text:span text:style-name="CODE"><text:span text:style-name="T1"><text:tab/>// ofTtfSettings settings2("Liberation Serif", 50);</text:span></text:span></text:p>
      <text:p text:style-name="P76"><text:span text:style-name="CODE"><text:span text:style-name="T1"><text:tab/>// settings2.antialiased = true;</text:span></text:span></text:p>
      <text:p text:style-name="P76"><text:span text:style-name="CODE"><text:span text:style-name="T1"><text:tab/>// flag = mFont2.load(settings2);</text:span></text:span></text:p>
      <text:p text:style-name="P76"><text:span text:style-name="CODE"><text:span text:style-name="T1"><text:tab/>// if(flag){</text:span></text:span></text:p>
      <text:p text:style-name="P76"><text:span text:style-name="CODE"><text:span text:style-name="T1"><text:tab/>// <text:tab/>cout &lt;&lt; "font 2 loaded correctly\n";</text:span></text:span></text:p>
      <text:p text:style-name="P76"><text:span text:style-name="CODE"><text:span text:style-name="T1"><text:tab/>// }</text:span></text:span></text:p>
      <text:p text:style-name="P76"><text:span text:style-name="CODE"><text:span text:style-name="T1"><text:tab/></text:span></text:span></text:p>
      <text:p text:style-name="P76"><text:span text:style-name="CODE"><text:span text:style-name="T1"><text:tab/></text:span></text:span></text:p>
      <text:p text:style-name="P76"><text:span text:style-name="CODE"><text:span text:style-name="T1"><text:tab/>// The flag is beilg set correctly, but the system is lying.</text:span></text:span></text:p>
      <text:p text:style-name="P76"><text:span text:style-name="CODE"><text:span text:style-name="T1"><text:tab/>// The font face is not, in fact, loading correctly, </text:span></text:span></text:p>
      <text:p text:style-name="P76"><text:span text:style-name="CODE"><text:span text:style-name="T1"><text:tab/>// as two faces that look quite different (sans serif v. roman)</text:span></text:span></text:p>
      <text:p text:style-name="P76"><text:span text:style-name="CODE"><text:span text:style-name="T1"><text:tab/>// appear exactly the same.</text:span></text:span></text:p>
      <text:p text:style-name="P76"><text:span text:style-name="CODE"><text:span text:style-name="T1"><text:tab/>// </text:span></text:span></text:p>
      <text:p text:style-name="P76"><text:span text:style-name="CODE"><text:span text:style-name="T1"><text:tab/>// Need to figure out why the font is not being loaded properly.</text:span></text:span></text:p>
      <text:p text:style-name="P76"><text:span text:style-name="CODE"><text:span text:style-name="T1"><text:tab/>// The older version of ofTrueTypeFont I was using did work as I expected,</text:span></text:span></text:p>
      <text:p text:style-name="P76"><text:span text:style-name="CODE"><text:span text:style-name="T1"><text:tab/>// and the current version does not.</text:span></text:span></text:p>
      <text:p text:style-name="P76"><text:span text:style-name="CODE"><text:span text:style-name="T1"><text:tab/>// </text:span></text:span></text:p>
      <text:p text:style-name="P76"><text:span text:style-name="CODE"><text:span text:style-name="T1"><text:tab/>// Have the assumptions around font load paths changed?</text:span></text:span></text:p>
      <text:p text:style-name="P76"><text:span text:style-name="CODE"><text:span text:style-name="T1"><text:tab/>// Do fonts have to be in the data dir?</text:span></text:span></text:p>
      <text:p text:style-name="P76"><text:span text:style-name="CODE"><text:span text:style-name="T1"><text:tab/>// That used to be the case, but then it changed (maybe it changed back?)</text:span></text:span></text:p>
      <text:p text:style-name="P76"><text:span text:style-name="CODE"><text:span text:style-name="T1"><text:tab/></text:span></text:span></text:p>
      <text:p text:style-name="P76"><text:span text:style-name="CODE"><text:span text:style-name="T1"><text:tab/>// of particular note:</text:span></text:span></text:p>
      <text:p text:style-name="P76"><text:span text:style-name="CODE"><text:span text:style-name="T1"><text:tab/>// ofTrueTypeFont::load(settings) =&gt; loadFontFace() =&gt; ofToDataPath()</text:span></text:span></text:p>
      <text:p text:style-name="P76"><text:span text:style-name="CODE"><text:span text:style-name="T1"><text:tab/>// </text:span></text:span></text:p>
      <text:p text:style-name="P76"><text:span text:style-name="CODE"><text:span text:style-name="T1"><text:tab/>// the inclusion of ofToDataPath() is something that has changed from </text:span></text:span></text:p>
      <text:p text:style-name="P76"><text:span text:style-name="CODE"><text:span text:style-name="T1"><text:tab/>// the commit on the OpenFrameworks master branch I was previously using.</text:span></text:span></text:p>
      <text:p text:style-name="P76"><text:span text:style-name="CODE"><text:span text:style-name="T1"><text:tab/>// see the diff: https://github.com/openframeworks/openFrameworks/compare/a27821f5287b2430c6368f5a249f...RavensKrag:master</text:span></text:span></text:p>
      <text:p text:style-name="P92"/>
      <text:p text:style-name="P149">Notes</text:p>
      <text:p text:style-name="P116"/>
      <text:p text:style-name="P15">Where are the Test images from?</text:p>
      <text:p text:style-name="P44"/>
      <text:p text:style-name="P56"><text:span text:style-name="CODE">bin/data</text:span></text:p>
      <text:p text:style-name="P56"><text:span text:style-name="CODE">ext/oF_apps/testApp/bin/data</text:span></text:p>
      <text:p text:style-name="P56"/>
      <text:p text:style-name="P56">both <text:span text:style-name="T95">directories</text:span> are pulling images from the openFrameworks repository:</text:p>
      <text:p text:style-name="P56"><text:span text:style-name="CODE"><text:tab/>ext/openFrameworks/docs/images</text:span></text:p>
      <text:p text:style-name="P97">(just needed some free images that I can use to test image loading.)</text:p>
      <text:p text:style-name="P4"/>
      <text:p text:style-name="P5">ERROR: couldn’t init GLFW</text:p>
      <text:p text:style-name="P107"><text:span text:style-name="CODE"/></text:p>
      <text:p text:style-name="P110"><text:span text:style-name="CODE">ravenskrag@ravensnest:~/Desktop/gem_structure$ rake oF_project:run</text:span></text:p>
      <text:p text:style-name="P110"><text:span text:style-name="CODE">HOST_OS=Linux</text:span></text:p>
      <text:p text:style-name="P110"><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110"><text:span text:style-name="CODE">with PKG_CONFIG_LIBDIR=</text:span></text:p>
      <text:p text:style-name="P110"><text:span text:style-name="CODE">[ error ] ofAppGLFWWindow: 65544: Linux: Failed to initialize inotify: Too many open files</text:span></text:p>
      <text:p text:style-name="P110"><text:span text:style-name="CODE">[ error ] ofAppGLFWWindow: </text:span><text:span text:style-name="CODE"><text:span text:style-name="T46">couldn't init GLFW</text:span></text:span></text:p>
      <text:p text:style-name="P110"><text:span text:style-name="CODE">[ error ] ofAppGLFWWindow: 65537: The GLFW library is not initialized</text:span></text:p>
      <text:p text:style-name="P110"><text:span text:style-name="CODE">[notice ] font name in settings:"/usr/share/fonts/truetype/fonts-japanese-gothic.ttf"</text:span></text:p>
      <text:p text:style-name="P110"><text:span text:style-name="CODE"><text:s/></text:span></text:p>
      <text:p text:style-name="P110"><text:span text:style-name="CODE">[notice ] filename:"/usr/share/fonts/truetype/takao-gothic/TakaoPGothic.ttf"</text:span></text:p>
      <text:p text:style-name="P110"><text:span text:style-name="CODE"/></text:p>
      <text:p text:style-name="P110"><text:span text:style-name="CODE">[notice ] fontFile:1</text:span></text:p>
      <text:p text:style-name="P110"><text:span text:style-name="CODE"/></text:p>
      <text:p text:style-name="P110"><text:span text:style-name="CODE">[notice ] final filename:/usr/share/fonts/truetype/takao-gothic/TakaoPGothic.ttf</text:span></text:p>
      <text:p text:style-name="P110"><text:span text:style-name="CODE"/></text:p>
      <text:p text:style-name="P110"><text:span text:style-name="CODE">[notice ] font successfully loaded</text:span></text:p>
      <text:p text:style-name="P110"><text:span text:style-name="CODE"/></text:p>
      <text:p text:style-name="P110"><text:span text:style-name="CODE"><text:span text:style-name="T46">[ error ] ofAppGLFWWindow: 65537: The GLFW library is not initialized</text:span></text:span></text:p>
      <text:p text:style-name="P110"><text:span text:style-name="CODE"><text:span text:style-name="T46">[ error ] ofAppGLFWWindow: 65537: The GLFW library is not initialized</text:span></text:span></text:p>
      <text:p text:style-name="P110"><text:span text:style-name="CODE">Segmentation fault (core dumped)</text:span></text:p>
      <text:p text:style-name="P110"><text:span text:style-name="CODE">/home/ravenskrag/Desktop/gem_structure/ext/openFrameworks/libs/openFrameworksCompiled/project/makefileCommon/compile.project.mk:204: recipe for target 'RunDebug' failed</text:span></text:p>
      <text:p text:style-name="P110"><text:span text:style-name="CODE">make: *** [RunDebug] Error 139</text:span></text:p>
      <text:p text:style-name="P110"><text:span text:style-name="CODE"/></text:p>
      <text:p text:style-name="P111">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112"/>
      <text:p text:style-name="P109">Program seems to be dying on the #draw step</text:p>
      <text:p text:style-name="P108"/>
      <text:p text:style-name="P108"/>
      <text:p text:style-name="P11">System linking against old version of OpenFrameworks core, located elswhere on system. Why?</text:p>
      <text:p text:style-name="P25"/>
      <text:p text:style-name="P34"><text:soft-page-break/><text:span text:style-name="CODE">/usr/bin/ld: /home/ravenskrag/Code/Source/</text:span><text:span text:style-name="CODE"><text:span text:style-name="T46">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4"/>
      <text:p text:style-name="P34">extconf is linking against <text:span text:style-name="T8">old version</text:span> of openFrameworks.a core</text:p>
      <text:p text:style-name="P25"/>
      <text:p text:style-name="P25"/>
      <text:p text:style-name="P25"/>
      <text:p text:style-name="P40">ok, so I had set the full path explicitly in the makefile that creates the static library. That’s pretty weird / bad so I’m glad that I caught that.</text:p>
      <text:p text:style-name="P40"/>
      <text:p text:style-name="P40">Still, there’s one lingering reference to the ‘git_repo’ path, so I’m hoping full clobber and rebuild will fix that.</text:p>
      <text:p text:style-name="P25"/>
      <text:p text:style-name="P40"><text:span text:style-name="CODE">PG_OF_PATH = /home/ravenskrag/Code/Source/OpenFrameworks/git_repo</text:span></text:p>
      <text:p text:style-name="P40"/>
      <text:p text:style-name="P40"/>
      <text:p text:style-name="P41">SIDENOTE:</text:p>
      <text:p text:style-name="P129">Look at these other cool variables:</text:p>
      <text:p text:style-name="P129"/>
      <text:p text:style-name="P129"><text:span text:style-name="CODE">- 'OF_CORE_THIRDPARTY_SHARED_LIBS = /home/ravenskrag/Desktop/gem_structure/ext/openFrameworks/libs/fmodex/lib/linux64/libfmodex.so</text:span></text:p>
      <text:p text:style-name="P129"><text:span text:style-name="CODE"/></text:p>
      <text:p text:style-name="P129"><text:span text:style-name="CODE">'</text:span></text:p>
      <text:p text:style-name="P129"><text:span text:style-name="CODE">- 'XCURSOR_THEME = breeze_cursors</text:span></text:p>
      <text:p text:style-name="P25"/>
      <text:p text:style-name="P25"/>
      <text:p text:style-name="P38">~/.profile file held declaration for PG_OF_PATH</text:p>
      <text:p text:style-name="P38">that has been removed, but variable seems to persist.</text:p>
      <text:p text:style-name="P38">Hopefully will be gone after next system restart.</text:p>
      <text:p text:style-name="P38"/>
      <text:p text:style-name="P38"/>
      <text:p text:style-name="P11">Problems mixing GLM and Rice</text:p>
      <text:p text:style-name="P38"/>
      <text:p text:style-name="P39">Seems to be a symbol collision between GLM and Rice.</text:p>
      <text:p text:style-name="P39">When Rice is disabled, the system has no problem building GLM-headers.</text:p>
      <text:p text:style-name="P25"/>
      <text:p text:style-name="P39">Ok, the symbol ‘isfinite’ is the problem on the GLM side (template thing)</text:p>
      <text:p text:style-name="P39">but that symbol does not exist anywhere in Rice.</text:p>
      <text:p text:style-name="P39"/>
      <text:p text:style-name="P39">It seems that <text:span text:style-name="T46">if the Rice header is included later, then the problems go away</text:span>?</text:p>
      <text:p text:style-name="P39">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1" fo:font-family="'DejaVu Sans Mono'" style:font-family-generic="modern" style:font-pitch="fixed" fo:font-size="10pt" officeooo:rsid="001950cc"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28T12:55:50.418080476</dc:date>
    <dc:creator>Jason Ko</dc:creator>
    <meta:editing-duration>P2DT6H2M52S</meta:editing-duration>
    <meta:editing-cycles>214</meta:editing-cycles>
    <meta:generator>LibreOffice/5.1.6.2$Linux_X86_64 LibreOffice_project/10m0$Build-2</meta:generator>
    <meta:document-statistic meta:table-count="2" meta:image-count="0" meta:object-count="0" meta:page-count="14" meta:paragraph-count="386" meta:word-count="3718" meta:character-count="26742" meta:non-whitespace-character-count="23147"/>
  </office:meta>
</office:document-meta>
</file>